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36in" fo:margin-left="-0.0854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3.4403in"/>
    </style:style>
    <style:style style:name="Table1.D" style:family="table-column">
      <style:table-column-properties style:column-width="1.1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bottom="0.0208in 0.0208in 0.0208in" fo:padding-left="0.075in" fo:padding-right="0.075in" fo:padding-top="0in" fo:padding-bottom="0in" fo:border-left="1.5pt solid #000000" fo:border-right="none" fo:border-top="1.5pt solid #000000" fo:border-bottom="4.5pt double #000000" style:writing-mode="lr-tb"/>
    </style:style>
    <style:style style:name="Table1.B1" style:family="table-cell">
      <style:table-cell-properties style:vertical-align="top" style:border-line-width-bottom="0.0208in 0.0208in 0.0208in" fo:padding-left="0.075in" fo:padding-right="0.075in" fo:padding-top="0in" fo:padding-bottom="0in" fo:border-left="0.75pt solid #000000" fo:border-right="none" fo:border-top="1.5pt solid #000000" fo:border-bottom="4.5pt double #000000" style:writing-mode="lr-tb"/>
    </style:style>
    <style:style style:name="Table1.D1" style:family="table-cell">
      <style:table-cell-properties style:vertical-align="top" style:border-line-width-bottom="0.0208in 0.0208in 0.0208in" fo:padding-left="0.075in" fo:padding-right="0.075in" fo:padding-top="0in" fo:padding-bottom="0in" fo:border-left="0.75pt solid #000000" fo:border-right="1.5pt solid #000000" fo:border-top="1.5pt solid #000000" fo:border-bottom="4.5pt double #000000" style:writing-mode="lr-tb"/>
    </style:style>
    <style:style style:name="Table1.2" style:family="table-row">
      <style:table-row-properties style:min-row-height="0.3194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1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style:font-name="Times New Roman" fo:language="en" fo:country="US" fo:font-weight="bold" style:language-asian="en" style:country-asian="US" style:font-weight-asian="bold" style:font-name-complex="Times New Roman"/>
    </style:style>
    <style:style style:name="P5" style:family="paragraph" style:parent-style-name="Standard">
      <style:text-properties officeooo:paragraph-rsid="002203b0"/>
    </style:style>
    <style:style style:name="P6" style:family="paragraph" style:parent-style-name="Standard">
      <style:text-properties officeooo:rsid="0023d9b4" officeooo:paragraph-rsid="0023d9b4"/>
    </style:style>
    <style:style style:name="P7" style:family="paragraph" style:parent-style-name="Standard">
      <style:text-properties officeooo:rsid="0025d6df" officeooo:paragraph-rsid="0025d6df"/>
    </style:style>
    <style:style style:name="P8" style:family="paragraph" style:parent-style-name="Standard">
      <style:text-properties officeooo:paragraph-rsid="0025d6df"/>
    </style:style>
    <style:style style:name="P9" style:family="paragraph" style:parent-style-name="Standard">
      <style:text-properties officeooo:rsid="0028bfe0" officeooo:paragraph-rsid="0028bfe0"/>
    </style:style>
    <style:style style:name="P10" style:family="paragraph" style:parent-style-name="Standard">
      <style:text-properties officeooo:rsid="0028bfe0" officeooo:paragraph-rsid="002203b0"/>
    </style:style>
    <style:style style:name="P11" style:family="paragraph" style:parent-style-name="Standard">
      <style:text-properties officeooo:rsid="002c33e6" officeooo:paragraph-rsid="002c33e6"/>
    </style:style>
    <style:style style:name="P12" style:family="paragraph" style:parent-style-name="Standard">
      <style:text-properties officeooo:rsid="00322727" officeooo:paragraph-rsid="0032d5c1"/>
    </style:style>
    <style:style style:name="P13" style:family="paragraph" style:parent-style-name="Standard">
      <style:text-properties officeooo:rsid="002a2e2e" officeooo:paragraph-rsid="002a2e2e"/>
    </style:style>
    <style:style style:name="P14" style:family="paragraph" style:parent-style-name="Standard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48c04e" officeooo:paragraph-rsid="004b126a"/>
    </style:style>
    <style:style style:name="P16" style:family="paragraph" style:parent-style-name="Standard">
      <style:text-properties officeooo:rsid="0048c04e" officeooo:paragraph-rsid="0109c443"/>
    </style:style>
    <style:style style:name="P17" style:family="paragraph" style:parent-style-name="Standard">
      <style:text-properties style:font-name="FreeSerif" officeooo:rsid="0030aed1" officeooo:paragraph-rsid="0050cfa1"/>
    </style:style>
    <style:style style:name="P18" style:family="paragraph" style:parent-style-name="Standard">
      <style:text-properties style:font-name="FreeSerif" officeooo:rsid="0030aed1" officeooo:paragraph-rsid="0030aed1"/>
    </style:style>
    <style:style style:name="P19" style:family="paragraph" style:parent-style-name="Standard">
      <style:text-properties style:font-name="FreeSerif" officeooo:rsid="0050cfa1" officeooo:paragraph-rsid="0050cfa1"/>
    </style:style>
    <style:style style:name="P20" style:family="paragraph" style:parent-style-name="Standard">
      <style:text-properties style:font-name="FreeSerif" officeooo:rsid="0050cfa1" officeooo:paragraph-rsid="010b9a37"/>
    </style:style>
    <style:style style:name="P21" style:family="paragraph" style:parent-style-name="Standard">
      <style:text-properties style:font-name="FreeSerif" officeooo:rsid="0052f0d1" officeooo:paragraph-rsid="0052f0d1"/>
    </style:style>
    <style:style style:name="P22" style:family="paragraph" style:parent-style-name="Standard">
      <style:text-properties style:font-name="FreeSerif" officeooo:rsid="0054806f" officeooo:paragraph-rsid="0054806f"/>
    </style:style>
    <style:style style:name="P23" style:family="paragraph" style:parent-style-name="Standard">
      <style:text-properties style:font-name="FreeSerif" fo:font-size="10.5pt" officeooo:rsid="0052f0d1" officeooo:paragraph-rsid="0052f0d1" style:font-size-asian="10.5pt" style:font-size-complex="10.5pt"/>
    </style:style>
    <style:style style:name="P24" style:family="paragraph" style:parent-style-name="Standard">
      <style:text-properties style:font-name="FreeSerif" fo:font-size="10.5pt" officeooo:rsid="0052f0d1" officeooo:paragraph-rsid="00649829" style:font-size-asian="10.5pt" style:font-size-complex="10.5pt"/>
    </style:style>
    <style:style style:name="P25" style:family="paragraph" style:parent-style-name="Standard">
      <style:text-properties style:font-name="FreeSerif" fo:font-size="10.5pt" officeooo:rsid="0052f0d1" officeooo:paragraph-rsid="0066b8d5" style:font-size-asian="10.5pt" style:font-size-complex="10.5pt"/>
    </style:style>
    <style:style style:name="P26" style:family="paragraph" style:parent-style-name="Standard">
      <style:text-properties style:font-name="FreeSerif" fo:font-size="10.5pt" officeooo:rsid="0052f0d1" officeooo:paragraph-rsid="0067fc5b" style:font-size-asian="10.5pt" style:font-size-complex="10.5pt"/>
    </style:style>
    <style:style style:name="P27" style:family="paragraph" style:parent-style-name="Standard">
      <style:text-properties style:font-name="FreeSerif" fo:font-size="10.5pt" officeooo:rsid="0052f0d1" officeooo:paragraph-rsid="006be7f2" style:font-size-asian="10.5pt" style:font-size-complex="10.5pt"/>
    </style:style>
    <style:style style:name="P28" style:family="paragraph" style:parent-style-name="Standard">
      <style:text-properties style:font-name="FreeSerif" fo:font-size="10.5pt" officeooo:rsid="0052f0d1" officeooo:paragraph-rsid="0072ba35" style:font-size-asian="10.5pt" style:font-size-complex="10.5pt"/>
    </style:style>
    <style:style style:name="P29" style:family="paragraph" style:parent-style-name="Standard">
      <style:text-properties style:font-name="FreeSerif" fo:font-size="10.5pt" officeooo:rsid="0052f0d1" officeooo:paragraph-rsid="0072f4d2" style:font-size-asian="10.5pt" style:font-size-complex="10.5pt"/>
    </style:style>
    <style:style style:name="P30" style:family="paragraph" style:parent-style-name="Standard">
      <style:text-properties style:font-name="FreeSerif" fo:font-size="10.5pt" officeooo:rsid="0052f0d1" officeooo:paragraph-rsid="0074bd94" style:font-size-asian="10.5pt" style:font-size-complex="10.5pt"/>
    </style:style>
    <style:style style:name="P31" style:family="paragraph" style:parent-style-name="Standard">
      <style:text-properties style:font-name="FreeSerif" fo:font-size="10.5pt" officeooo:rsid="0052f0d1" officeooo:paragraph-rsid="007612d3" style:font-size-asian="10.5pt" style:font-size-complex="10.5pt"/>
    </style:style>
    <style:style style:name="P32" style:family="paragraph" style:parent-style-name="Standard">
      <style:text-properties style:font-name="FreeSerif" fo:font-size="10.5pt" officeooo:rsid="0052f0d1" officeooo:paragraph-rsid="00768155" style:font-size-asian="10.5pt" style:font-size-complex="10.5pt"/>
    </style:style>
    <style:style style:name="P33" style:family="paragraph" style:parent-style-name="Standard">
      <style:paragraph-properties>
        <style:tab-stops>
          <style:tab-stop style:position="3.9161in"/>
        </style:tab-stops>
      </style:paragraph-properties>
      <style:text-properties style:font-name="FreeSerif" fo:font-size="10.5pt" officeooo:rsid="0052f0d1" officeooo:paragraph-rsid="0052f0d1" style:font-size-asian="10.5pt" style:font-size-complex="10.5pt"/>
    </style:style>
    <style:style style:name="P34" style:family="paragraph" style:parent-style-name="Standard">
      <style:paragraph-properties>
        <style:tab-stops>
          <style:tab-stop style:position="3.878in"/>
        </style:tab-stops>
      </style:paragraph-properties>
      <style:text-properties style:font-name="FreeSerif" fo:font-size="10.5pt" officeooo:rsid="0052f0d1" officeooo:paragraph-rsid="0066b8d5" style:font-size-asian="10.5pt" style:font-size-complex="10.5pt"/>
    </style:style>
    <style:style style:name="P35" style:family="paragraph" style:parent-style-name="Standard">
      <style:text-properties style:font-name="FreeSerif" fo:font-size="10.5pt" officeooo:rsid="0052f0d1" officeooo:paragraph-rsid="007e4981" style:font-size-asian="10.5pt" style:font-size-complex="10.5pt"/>
    </style:style>
    <style:style style:name="P36" style:family="paragraph" style:parent-style-name="Standard">
      <style:text-properties style:font-name="FreeSerif" fo:font-size="10.5pt" officeooo:rsid="0052f0d1" officeooo:paragraph-rsid="007f3160" style:font-size-asian="10.5pt" style:font-size-complex="10.5pt"/>
    </style:style>
    <style:style style:name="P37" style:family="paragraph" style:parent-style-name="Standard">
      <style:text-properties style:font-name="FreeSerif" fo:font-size="10.5pt" officeooo:rsid="0052f0d1" officeooo:paragraph-rsid="00844845" style:font-size-asian="10.5pt" style:font-size-complex="10.5pt"/>
    </style:style>
    <style:style style:name="P38" style:family="paragraph" style:parent-style-name="Standard">
      <style:text-properties style:font-name="FreeSerif" fo:font-size="10.5pt" officeooo:rsid="0052f0d1" officeooo:paragraph-rsid="00854901" style:font-size-asian="10.5pt" style:font-size-complex="10.5pt"/>
    </style:style>
    <style:style style:name="P39" style:family="paragraph" style:parent-style-name="Standard">
      <style:text-properties style:font-name="FreeSerif" fo:font-size="10.5pt" officeooo:rsid="0052f0d1" officeooo:paragraph-rsid="008dc33b" style:font-size-asian="10.5pt" style:font-size-complex="10.5pt"/>
    </style:style>
    <style:style style:name="P40" style:family="paragraph" style:parent-style-name="Standard">
      <style:text-properties style:font-name="FreeSerif" fo:font-size="10.5pt" officeooo:rsid="0052f0d1" officeooo:paragraph-rsid="00919766" style:font-size-asian="10.5pt" style:font-size-complex="10.5pt"/>
    </style:style>
    <style:style style:name="P41" style:family="paragraph" style:parent-style-name="Standard">
      <style:text-properties style:font-name="FreeSerif" fo:font-size="10.5pt" officeooo:rsid="0052f0d1" officeooo:paragraph-rsid="009e1d47" style:font-size-asian="10.5pt" style:font-size-complex="10.5pt"/>
    </style:style>
    <style:style style:name="P42" style:family="paragraph" style:parent-style-name="Standard">
      <style:text-properties style:font-name="FreeSerif" fo:font-size="10.5pt" officeooo:rsid="0052f0d1" officeooo:paragraph-rsid="00a28db3" style:font-size-asian="10.5pt" style:font-size-complex="10.5pt"/>
    </style:style>
    <style:style style:name="P43" style:family="paragraph" style:parent-style-name="Standard">
      <style:text-properties style:font-name="FreeSerif" fo:font-size="10.5pt" officeooo:rsid="0052f0d1" officeooo:paragraph-rsid="00601518" style:font-size-asian="10.5pt" style:font-size-complex="10.5pt"/>
    </style:style>
    <style:style style:name="P44" style:family="paragraph" style:parent-style-name="Standard">
      <style:text-properties style:font-name="FreeSerif" fo:font-size="10.5pt" officeooo:rsid="0052f0d1" officeooo:paragraph-rsid="00aa8aea" style:font-size-asian="10.5pt" style:font-size-complex="10.5pt"/>
    </style:style>
    <style:style style:name="P45" style:family="paragraph" style:parent-style-name="Standard">
      <style:text-properties style:font-name="FreeSerif" fo:font-size="10.5pt" officeooo:rsid="0052f0d1" officeooo:paragraph-rsid="00ac72d9" style:font-size-asian="10.5pt" style:font-size-complex="10.5pt"/>
    </style:style>
    <style:style style:name="P46" style:family="paragraph" style:parent-style-name="Standard">
      <style:text-properties style:font-name="FreeSerif" fo:font-size="10.5pt" officeooo:rsid="0052f0d1" officeooo:paragraph-rsid="00b19307" style:font-size-asian="10.5pt" style:font-size-complex="10.5pt"/>
    </style:style>
    <style:style style:name="P47" style:family="paragraph" style:parent-style-name="Standard">
      <style:text-properties style:font-name="FreeSerif" fo:font-size="10.5pt" officeooo:rsid="0052f0d1" officeooo:paragraph-rsid="00b5bfb7" style:font-size-asian="10.5pt" style:font-size-complex="10.5pt"/>
    </style:style>
    <style:style style:name="P48" style:family="paragraph" style:parent-style-name="Standard">
      <style:text-properties style:font-name="FreeSerif" fo:font-size="10.5pt" officeooo:rsid="0052f0d1" officeooo:paragraph-rsid="00c62e30" style:font-size-asian="10.5pt" style:font-size-complex="10.5pt"/>
    </style:style>
    <style:style style:name="P49" style:family="paragraph" style:parent-style-name="Standard">
      <style:text-properties style:font-name="FreeSerif" fo:font-size="10.5pt" officeooo:rsid="0052f0d1" officeooo:paragraph-rsid="00da93e9" style:font-size-asian="10.5pt" style:font-size-complex="10.5pt"/>
    </style:style>
    <style:style style:name="P50" style:family="paragraph" style:parent-style-name="Standard">
      <style:text-properties style:font-name="FreeSerif" fo:font-size="10.5pt" officeooo:rsid="0052f0d1" officeooo:paragraph-rsid="00dccc57" style:font-size-asian="10.5pt" style:font-size-complex="10.5pt"/>
    </style:style>
    <style:style style:name="P51" style:family="paragraph" style:parent-style-name="Standard">
      <style:text-properties style:font-name="FreeSerif" fo:font-size="10.5pt" officeooo:rsid="0052f0d1" officeooo:paragraph-rsid="00e02f1c" style:font-size-asian="10.5pt" style:font-size-complex="10.5pt"/>
    </style:style>
    <style:style style:name="P52" style:family="paragraph" style:parent-style-name="Standard">
      <style:text-properties style:font-name="FreeSerif" fo:font-size="10.5pt" officeooo:rsid="0052f0d1" officeooo:paragraph-rsid="00f21fcc" style:font-size-asian="10.5pt" style:font-size-complex="10.5pt"/>
    </style:style>
    <style:style style:name="P53" style:family="paragraph" style:parent-style-name="Standard">
      <style:text-properties style:font-name="FreeSerif" fo:font-size="10.5pt" officeooo:rsid="0052f0d1" officeooo:paragraph-rsid="00f9b801" style:font-size-asian="10.5pt" style:font-size-complex="10.5pt"/>
    </style:style>
    <style:style style:name="P54" style:family="paragraph" style:parent-style-name="Standard">
      <style:text-properties style:font-name="FreeSerif" fo:font-size="10.5pt" officeooo:rsid="0052f0d1" officeooo:paragraph-rsid="00fcf832" style:font-size-asian="10.5pt" style:font-size-complex="10.5pt"/>
    </style:style>
    <style:style style:name="P55" style:family="paragraph" style:parent-style-name="Standard">
      <style:text-properties style:font-name="FreeSerif" fo:font-size="10.5pt" officeooo:rsid="0052f0d1" officeooo:paragraph-rsid="00fe7ba6" style:font-size-asian="10.5pt" style:font-size-complex="10.5pt"/>
    </style:style>
    <style:style style:name="P56" style:family="paragraph" style:parent-style-name="Standard">
      <style:text-properties style:font-name="FreeSerif" fo:font-size="10.5pt" officeooo:rsid="0052f0d1" officeooo:paragraph-rsid="01000651" style:font-size-asian="10.5pt" style:font-size-complex="10.5pt"/>
    </style:style>
    <style:style style:name="P57" style:family="paragraph" style:parent-style-name="Standard">
      <style:text-properties style:font-name="FreeSerif" fo:font-size="10.5pt" officeooo:rsid="0052f0d1" officeooo:paragraph-rsid="0101931b" style:font-size-asian="10.5pt" style:font-size-complex="10.5pt"/>
    </style:style>
    <style:style style:name="P58" style:family="paragraph" style:parent-style-name="Standard">
      <style:text-properties style:font-name="FreeSerif" fo:font-size="10.5pt" officeooo:rsid="0052f0d1" officeooo:paragraph-rsid="00708465" style:font-size-asian="10.5pt" style:font-size-complex="10.5pt"/>
    </style:style>
    <style:style style:name="P59" style:family="paragraph" style:parent-style-name="Standard">
      <style:text-properties style:font-name="FreeSerif" fo:font-size="10.5pt" officeooo:rsid="0052f0d1" officeooo:paragraph-rsid="0101e021" style:font-size-asian="10.5pt" style:font-size-complex="10.5pt"/>
    </style:style>
    <style:style style:name="P60" style:family="paragraph" style:parent-style-name="Standard">
      <style:text-properties style:font-name="FreeSerif" fo:font-size="10.5pt" officeooo:rsid="0052f0d1" officeooo:paragraph-rsid="0103e854" style:font-size-asian="10.5pt" style:font-size-complex="10.5pt"/>
    </style:style>
    <style:style style:name="P61" style:family="paragraph" style:parent-style-name="Standard">
      <style:text-properties style:font-name="FreeSerif" fo:font-size="10.5pt" officeooo:rsid="0052f0d1" officeooo:paragraph-rsid="010e6219" style:font-size-asian="10.5pt" style:font-size-complex="10.5pt"/>
    </style:style>
    <style:style style:name="P62" style:family="paragraph" style:parent-style-name="Standard">
      <style:text-properties style:font-name="FreeSerif" fo:font-size="10.5pt" officeooo:rsid="0052f0d1" officeooo:paragraph-rsid="01104974" style:font-size-asian="10.5pt" style:font-size-complex="10.5pt"/>
    </style:style>
    <style:style style:name="P63" style:family="paragraph" style:parent-style-name="Standard">
      <style:text-properties style:font-name="FreeSerif" fo:font-size="10.5pt" officeooo:rsid="0052f0d1" officeooo:paragraph-rsid="0116ad37" style:font-size-asian="10.5pt" style:font-size-complex="10.5pt"/>
    </style:style>
    <style:style style:name="P64" style:family="paragraph" style:parent-style-name="Standard">
      <style:text-properties style:font-name="FreeSerif" fo:font-size="10.5pt" officeooo:rsid="0052f0d1" officeooo:paragraph-rsid="01238b3a" style:font-size-asian="10.5pt" style:font-size-complex="10.5pt"/>
    </style:style>
    <style:style style:name="P65" style:family="paragraph" style:parent-style-name="Standard">
      <style:text-properties style:font-name="FreeSerif" fo:font-size="10.5pt" officeooo:rsid="0052f0d1" officeooo:paragraph-rsid="012904b2" style:font-size-asian="10.5pt" style:font-size-complex="10.5pt"/>
    </style:style>
    <style:style style:name="P66" style:family="paragraph" style:parent-style-name="Standard">
      <style:text-properties style:font-name="FreeSerif" fo:font-size="10.5pt" officeooo:rsid="00649829" officeooo:paragraph-rsid="00649829" style:font-size-asian="10.5pt" style:font-size-complex="10.5pt"/>
    </style:style>
    <style:style style:name="P67" style:family="paragraph" style:parent-style-name="Standard">
      <style:text-properties style:font-name="FreeSerif" fo:font-size="10.5pt" officeooo:rsid="00649829" officeooo:paragraph-rsid="0066b8d5" style:font-size-asian="10.5pt" style:font-size-complex="10.5pt"/>
    </style:style>
    <style:style style:name="P68" style:family="paragraph" style:parent-style-name="Standard">
      <style:text-properties style:font-name="FreeSerif" fo:font-size="10.5pt" officeooo:rsid="00649829" officeooo:paragraph-rsid="01000651" style:font-size-asian="10.5pt" style:font-size-complex="10.5pt"/>
    </style:style>
    <style:style style:name="P69" style:family="paragraph" style:parent-style-name="Standard">
      <style:text-properties style:font-name="FreeSerif" fo:font-size="10.5pt" officeooo:rsid="0072ba35" officeooo:paragraph-rsid="0072ba35" style:font-size-asian="10.5pt" style:font-size-complex="10.5pt"/>
    </style:style>
    <style:style style:name="P70" style:family="paragraph" style:parent-style-name="Standard">
      <style:text-properties style:font-name="FreeSerif" fo:font-size="10.5pt" officeooo:rsid="0072ba35" officeooo:paragraph-rsid="0072f4d2" style:font-size-asian="10.5pt" style:font-size-complex="10.5pt"/>
    </style:style>
    <style:style style:name="P71" style:family="paragraph" style:parent-style-name="Standard">
      <style:text-properties style:font-name="FreeSerif" fo:font-size="10.5pt" officeooo:rsid="0072ba35" officeooo:paragraph-rsid="0101e021" style:font-size-asian="10.5pt" style:font-size-complex="10.5pt"/>
    </style:style>
    <style:style style:name="P72" style:family="paragraph" style:parent-style-name="Standard">
      <style:text-properties style:font-name="FreeSerif" fo:font-size="10.5pt" officeooo:rsid="0072ba35" officeooo:paragraph-rsid="0103e854" style:font-size-asian="10.5pt" style:font-size-complex="10.5pt"/>
    </style:style>
    <style:style style:name="P73" style:family="paragraph" style:parent-style-name="Standard">
      <style:text-properties style:font-name="FreeSerif" fo:font-size="10.5pt" officeooo:rsid="00708465" officeooo:paragraph-rsid="0072ba35" style:font-size-asian="10.5pt" style:font-size-complex="10.5pt"/>
    </style:style>
    <style:style style:name="P74" style:family="paragraph" style:parent-style-name="Standard">
      <style:text-properties style:font-name="FreeSerif" fo:font-size="10.5pt" officeooo:rsid="007612d3" officeooo:paragraph-rsid="0052f0d1" style:font-size-asian="10.5pt" style:font-size-complex="10.5pt"/>
    </style:style>
    <style:style style:name="P75" style:family="paragraph" style:parent-style-name="Standard">
      <style:text-properties style:font-name="FreeSerif" fo:font-size="10.5pt" officeooo:rsid="0074bd94" officeooo:paragraph-rsid="0074bd94" style:font-size-asian="10.5pt" style:font-size-complex="10.5pt"/>
    </style:style>
    <style:style style:name="P76" style:family="paragraph" style:parent-style-name="Standard">
      <style:text-properties style:font-name="FreeSerif" fo:font-size="10.5pt" officeooo:rsid="0074bd94" officeooo:paragraph-rsid="007612d3" style:font-size-asian="10.5pt" style:font-size-complex="10.5pt"/>
    </style:style>
    <style:style style:name="P77" style:family="paragraph" style:parent-style-name="Standard">
      <style:text-properties style:font-name="FreeSerif" fo:font-size="10.5pt" officeooo:rsid="00844845" officeooo:paragraph-rsid="00844845" style:font-size-asian="10.5pt" style:font-size-complex="10.5pt"/>
    </style:style>
    <style:style style:name="P78" style:family="paragraph" style:parent-style-name="Standard">
      <style:text-properties style:font-name="FreeSerif" fo:font-size="10.5pt" officeooo:rsid="00854901" officeooo:paragraph-rsid="00854901" style:font-size-asian="10.5pt" style:font-size-complex="10.5pt"/>
    </style:style>
    <style:style style:name="P79" style:family="paragraph" style:parent-style-name="Standard">
      <style:text-properties style:font-name="FreeSerif" fo:font-size="10.5pt" officeooo:rsid="007f3160" officeooo:paragraph-rsid="00854901" style:font-size-asian="10.5pt" style:font-size-complex="10.5pt"/>
    </style:style>
    <style:style style:name="P80" style:family="paragraph" style:parent-style-name="Standard">
      <style:text-properties style:font-name="FreeSerif" fo:font-size="10.5pt" officeooo:rsid="008bd611" officeooo:paragraph-rsid="008bd611" style:font-size-asian="10.5pt" style:font-size-complex="10.5pt"/>
    </style:style>
    <style:style style:name="P81" style:family="paragraph" style:parent-style-name="Standard">
      <style:text-properties style:font-name="FreeSerif" fo:font-size="10.5pt" officeooo:rsid="00919766" officeooo:paragraph-rsid="00919766" style:font-size-asian="10.5pt" style:font-size-complex="10.5pt"/>
    </style:style>
    <style:style style:name="P82" style:family="paragraph" style:parent-style-name="Standard">
      <style:text-properties style:font-name="FreeSerif" fo:font-size="10.5pt" officeooo:rsid="00a794f6" officeooo:paragraph-rsid="00a794f6" style:font-size-asian="10.5pt" style:font-size-complex="10.5pt"/>
    </style:style>
    <style:style style:name="P83" style:family="paragraph" style:parent-style-name="Standard">
      <style:text-properties style:font-name="FreeSerif" fo:font-size="10.5pt" officeooo:rsid="008c09c9" officeooo:paragraph-rsid="00af51c2" style:font-size-asian="10.5pt" style:font-size-complex="10.5pt"/>
    </style:style>
    <style:style style:name="P84" style:family="paragraph" style:parent-style-name="Standard">
      <style:text-properties style:font-name="FreeSerif" fo:font-size="10.5pt" officeooo:rsid="00b1edd3" officeooo:paragraph-rsid="00b1edd3" style:font-size-asian="10.5pt" style:font-size-complex="10.5pt"/>
    </style:style>
    <style:style style:name="P85" style:family="paragraph" style:parent-style-name="Standard">
      <style:text-properties style:font-name="FreeSerif" fo:font-size="10.5pt" officeooo:rsid="00c91db1" officeooo:paragraph-rsid="00c91db1" style:font-size-asian="10.5pt" style:font-size-complex="10.5pt"/>
    </style:style>
    <style:style style:name="P86" style:family="paragraph" style:parent-style-name="Standard">
      <style:text-properties style:font-name="FreeSerif" fo:font-size="10.5pt" officeooo:rsid="00e20772" officeooo:paragraph-rsid="00e20772" style:font-size-asian="10.5pt" style:font-size-complex="10.5pt"/>
    </style:style>
    <style:style style:name="P87" style:family="paragraph" style:parent-style-name="Standard">
      <style:text-properties style:font-name="FreeSerif" fo:font-size="10.5pt" officeooo:rsid="00ac72d9" officeooo:paragraph-rsid="00ac72d9" style:font-size-asian="10.5pt" style:font-size-complex="10.5pt"/>
    </style:style>
    <style:style style:name="P88" style:family="paragraph" style:parent-style-name="Standard">
      <style:text-properties style:font-name="FreeSerif" fo:font-size="10.5pt" officeooo:rsid="00b5bfb7" officeooo:paragraph-rsid="00b5bfb7" style:font-size-asian="10.5pt" style:font-size-complex="10.5pt"/>
    </style:style>
    <style:style style:name="P89" style:family="paragraph" style:parent-style-name="Standard">
      <style:text-properties style:font-name="FreeSerif" fo:font-size="10.5pt" officeooo:rsid="00c62e30" officeooo:paragraph-rsid="00c80e38" style:font-size-asian="10.5pt" style:font-size-complex="10.5pt"/>
    </style:style>
    <style:style style:name="P90" style:family="paragraph" style:parent-style-name="Standard">
      <style:text-properties style:font-name="FreeSerif" fo:font-size="10.5pt" officeooo:rsid="00e02f1c" officeooo:paragraph-rsid="00e02f1c" style:font-size-asian="10.5pt" style:font-size-complex="10.5pt"/>
    </style:style>
    <style:style style:name="P91" style:family="paragraph" style:parent-style-name="Standard">
      <style:text-properties style:font-name="FreeSerif" fo:font-size="10.5pt" officeooo:rsid="00e02f1c" officeooo:paragraph-rsid="0116ad37" style:font-size-asian="10.5pt" style:font-size-complex="10.5pt"/>
    </style:style>
    <style:style style:name="P92" style:family="paragraph" style:parent-style-name="Standard">
      <style:text-properties style:font-name="FreeSerif" fo:font-size="10.5pt" officeooo:rsid="0101e021" officeooo:paragraph-rsid="0102cdee" style:font-size-asian="10.5pt" style:font-size-complex="10.5pt"/>
    </style:style>
    <style:style style:name="P93" style:family="paragraph" style:parent-style-name="Standard">
      <style:text-properties style:font-name="FreeSerif" fo:font-size="10.5pt" officeooo:rsid="0101e021" officeooo:paragraph-rsid="011db1aa" style:font-size-asian="10.5pt" style:font-size-complex="10.5pt"/>
    </style:style>
    <style:style style:name="P94" style:family="paragraph" style:parent-style-name="Standard">
      <style:text-properties style:font-name="FreeSerif" fo:font-size="10.5pt" officeooo:rsid="0101e021" officeooo:paragraph-rsid="0138fd4b" style:font-size-asian="10.5pt" style:font-size-complex="10.5pt"/>
    </style:style>
    <style:style style:name="P95" style:family="paragraph" style:parent-style-name="Standard">
      <style:text-properties style:font-name="FreeSerif" fo:font-size="10.5pt" officeooo:rsid="0103e854" officeooo:paragraph-rsid="0103e854" style:font-size-asian="10.5pt" style:font-size-complex="10.5pt"/>
    </style:style>
    <style:style style:name="P96" style:family="paragraph" style:parent-style-name="Standard">
      <style:text-properties style:font-name="FreeSerif" fo:font-size="10.5pt" officeooo:rsid="01062c0a" officeooo:paragraph-rsid="01062c0a" style:font-size-asian="10.5pt" style:font-size-complex="10.5pt"/>
    </style:style>
    <style:style style:name="P97" style:family="paragraph" style:parent-style-name="Standard">
      <style:text-properties style:font-name="FreeSerif" fo:font-size="10.5pt" officeooo:rsid="01062c0a" officeooo:paragraph-rsid="011f52d9" style:font-size-asian="10.5pt" style:font-size-complex="10.5pt"/>
    </style:style>
    <style:style style:name="P98" style:family="paragraph" style:parent-style-name="Standard">
      <style:text-properties style:font-name="FreeSerif" fo:font-size="10.5pt" officeooo:rsid="00c80e38" officeooo:paragraph-rsid="00c80e38" style:font-size-asian="10.5pt" style:font-size-complex="10.5pt"/>
    </style:style>
    <style:style style:name="P99" style:family="paragraph" style:parent-style-name="Standard">
      <style:text-properties style:font-name="FreeSerif" fo:font-size="10.5pt" officeooo:rsid="01104974" officeooo:paragraph-rsid="01104974" style:font-size-asian="10.5pt" style:font-size-complex="10.5pt"/>
    </style:style>
    <style:style style:name="P100" style:family="paragraph" style:parent-style-name="Standard">
      <style:text-properties style:font-name="FreeSerif" fo:font-size="10.5pt" officeooo:rsid="0116ad37" officeooo:paragraph-rsid="0116ad37" style:font-size-asian="10.5pt" style:font-size-complex="10.5pt"/>
    </style:style>
    <style:style style:name="P101" style:family="paragraph" style:parent-style-name="Standard">
      <style:text-properties style:font-name="FreeSerif" fo:font-size="10.5pt" officeooo:rsid="0125f216" officeooo:paragraph-rsid="0125f216" style:font-size-asian="10.5pt" style:font-size-complex="10.5pt"/>
    </style:style>
    <style:style style:name="P102" style:family="paragraph" style:parent-style-name="Standard">
      <style:text-properties style:font-name="FreeSerif" fo:font-size="10.5pt" officeooo:rsid="008dc33b" officeooo:paragraph-rsid="012904b2" style:font-size-asian="10.5pt" style:font-size-complex="10.5pt"/>
    </style:style>
    <style:style style:name="P103" style:family="paragraph" style:parent-style-name="Standard">
      <style:text-properties style:font-name="FreeSerif" fo:font-size="10.5pt" style:text-underline-style="none" officeooo:rsid="0052f0d1" officeooo:paragraph-rsid="0066b8d5" style:font-size-asian="10.5pt" style:font-size-complex="10.5pt"/>
    </style:style>
    <style:style style:name="P104" style:family="paragraph" style:parent-style-name="Standard">
      <style:text-properties style:font-name="FreeSerif" style:text-underline-style="solid" style:text-underline-width="auto" style:text-underline-color="font-color" officeooo:rsid="0052f0d1" officeooo:paragraph-rsid="0052f0d1"/>
    </style:style>
    <style:style style:name="P105" style:family="paragraph" style:parent-style-name="Standard">
      <style:text-properties style:font-name="FreeSerif" officeooo:rsid="008bcbdb" officeooo:paragraph-rsid="008bcbdb"/>
    </style:style>
    <style:style style:name="P106" style:family="paragraph" style:parent-style-name="Standard">
      <style:text-properties style:font-name="FreeSerif" officeooo:rsid="00514035" officeooo:paragraph-rsid="010b9a37"/>
    </style:style>
    <style:style style:name="P107" style:family="paragraph" style:parent-style-name="Standard">
      <style:text-properties officeooo:rsid="004b126a" officeooo:paragraph-rsid="004b126a"/>
    </style:style>
    <style:style style:name="P108" style:family="paragraph" style:parent-style-name="Standard">
      <style:text-properties officeooo:rsid="0109c443" officeooo:paragraph-rsid="0109c443"/>
    </style:style>
    <style:style style:name="P109" style:family="paragraph" style:parent-style-name="Standard">
      <style:paragraph-properties fo:margin-top="0.028in" fo:margin-bottom="0.028in" style:contextual-spacing="false"/>
      <style:text-properties fo:font-weight="bold" style:font-weight-asian="bold"/>
    </style:style>
    <style:style style:name="P110" style:family="paragraph" style:parent-style-name="Standard">
      <style:paragraph-properties fo:margin-top="0.028in" fo:margin-bottom="0.028in" style:contextual-spacing="false"/>
      <style:text-properties fo:font-weight="bold" officeooo:rsid="00204e19" officeooo:paragraph-rsid="00204e19" style:font-weight-asian="bold"/>
    </style:style>
    <style:style style:name="P111" style:family="paragraph" style:parent-style-name="Standard">
      <style:paragraph-properties fo:margin-top="0.028in" fo:margin-bottom="0.028in" style:contextual-spacing="false" style:snap-to-layout-grid="false"/>
    </style:style>
    <style:style style:name="P112" style:family="paragraph" style:parent-style-name="Standard">
      <style:paragraph-properties fo:margin-top="0.028in" fo:margin-bottom="0.028in" style:contextual-spacing="false" style:snap-to-layout-grid="false"/>
      <style:text-properties officeooo:rsid="0047bdb6" officeooo:paragraph-rsid="0047bdb6"/>
    </style:style>
    <style:style style:name="P113" style:family="paragraph" style:parent-style-name="Standard">
      <style:paragraph-properties fo:margin-top="0.028in" fo:margin-bottom="0.028in" style:contextual-spacing="false" style:snap-to-layout-grid="false"/>
      <style:text-properties officeooo:rsid="0067fc5b" officeooo:paragraph-rsid="0067fc5b"/>
    </style:style>
    <style:style style:name="P114" style:family="paragraph" style:parent-style-name="Standard">
      <style:paragraph-properties fo:margin-top="0.028in" fo:margin-bottom="0.028in" style:contextual-spacing="false" style:snap-to-layout-grid="false"/>
      <style:text-properties fo:font-size="11pt" officeooo:rsid="0047bdb6" officeooo:paragraph-rsid="0047bdb6" style:font-size-asian="11pt" style:font-size-complex="11pt"/>
    </style:style>
    <style:style style:name="P115" style:family="paragraph" style:parent-style-name="Standard">
      <style:paragraph-properties fo:margin-top="0.028in" fo:margin-bottom="0.028in" style:contextual-spacing="false" style:snap-to-layout-grid="false"/>
      <style:text-properties fo:font-size="11pt" officeooo:rsid="0067fc5b" officeooo:paragraph-rsid="0067fc5b" style:font-size-asian="11pt" style:font-size-complex="11pt"/>
    </style:style>
    <style:style style:name="P116" style:family="paragraph" style:parent-style-name="Standard">
      <style:paragraph-properties fo:margin-top="0.028in" fo:margin-bottom="0.028in" style:contextual-spacing="false" style:snap-to-layout-grid="false"/>
      <style:text-properties fo:font-size="11pt" officeooo:rsid="00844845" officeooo:paragraph-rsid="00844845" style:font-size-asian="11pt" style:font-size-complex="11pt"/>
    </style:style>
    <style:style style:name="P117" style:family="paragraph" style:parent-style-name="Standard">
      <style:paragraph-properties fo:margin-top="0.028in" fo:margin-bottom="0.028in" style:contextual-spacing="false" style:snap-to-layout-grid="false"/>
      <style:text-properties officeooo:rsid="0127ddc7" officeooo:paragraph-rsid="0127ddc7"/>
    </style:style>
    <style:style style:name="P118" style:family="paragraph" style:parent-style-name="Heading">
      <style:text-properties officeooo:rsid="001fdef3" officeooo:paragraph-rsid="001fdef3"/>
    </style:style>
    <style:style style:name="P119" style:family="paragraph" style:parent-style-name="Heading">
      <style:text-properties officeooo:paragraph-rsid="001fdef3"/>
    </style:style>
    <style:style style:name="P120" style:family="paragraph" style:parent-style-name="Heading">
      <style:text-properties fo:font-size="20pt" officeooo:rsid="001fdef3" officeooo:paragraph-rsid="001fdef3" style:font-size-asian="20pt"/>
    </style:style>
    <style:style style:name="P121" style:family="paragraph" style:parent-style-name="Contents_20_2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  <style:text-properties officeooo:paragraph-rsid="00293731"/>
    </style:style>
    <style:style style:name="P123" style:family="paragraph" style:parent-style-name="Contents_20_2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  <style:text-properties officeooo:rsid="0028bfe0" officeooo:paragraph-rsid="0028bfe0"/>
    </style:style>
    <style:style style:name="P124" style:family="paragraph" style:parent-style-name="template">
      <style:text-properties officeooo:rsid="0027b5e4" officeooo:paragraph-rsid="0027b5e4"/>
    </style:style>
    <style:style style:name="P125" style:family="paragraph" style:parent-style-name="template">
      <style:text-properties officeooo:paragraph-rsid="002c33e6"/>
    </style:style>
    <style:style style:name="P126" style:family="paragraph" style:parent-style-name="ByLine">
      <style:text-properties officeooo:rsid="001fdef3" officeooo:paragraph-rsid="001fdef3"/>
    </style:style>
    <style:style style:name="P127" style:family="paragraph" style:parent-style-name="ByLine" style:master-page-name="">
      <style:paragraph-properties fo:margin-left="-0.75in" fo:margin-right="0in" fo:margin-top="0.1665in" fo:margin-bottom="0.5in" style:contextual-spacing="false" fo:line-height="100%" fo:text-align="end" style:justify-single-word="false" fo:orphans="2" fo:widows="2" fo:text-indent="0in" style:auto-text-indent="false" style:page-number="auto" style:writing-mode="lr-tb"/>
      <style:text-properties officeooo:paragraph-rsid="001fdef3"/>
    </style:style>
    <style:style style:name="P128" style:family="paragraph" style:parent-style-name="ByLine">
      <style:paragraph-properties fo:margin-left="-0.75in" fo:margin-right="0in" fo:margin-top="0.1665in" fo:margin-bottom="0.5in" style:contextual-spacing="false" fo:line-height="100%" fo:text-align="end" style:justify-single-word="false" fo:orphans="2" fo:widows="2" fo:text-indent="0in" style:auto-text-indent="false" style:writing-mode="lr-tb"/>
      <style:text-properties officeooo:paragraph-rsid="001fdef3"/>
    </style:style>
    <style:style style:name="P129" style:family="paragraph" style:parent-style-name="Standard">
      <style:text-properties style:font-name="FreeSerif" fo:font-size="10.5pt" officeooo:rsid="0138fd4b" officeooo:paragraph-rsid="01390e53" style:font-size-asian="10.5pt" style:font-size-complex="10.5pt"/>
    </style:style>
    <style:style style:name="P130" style:family="paragraph" style:parent-style-name="Standard">
      <style:text-properties style:font-name="FreeSerif" fo:font-size="10.5pt" officeooo:rsid="01390e53" officeooo:paragraph-rsid="013ad027" style:font-size-asian="10.5pt" style:font-size-complex="10.5pt"/>
    </style:style>
    <style:style style:name="P131" style:family="paragraph" style:parent-style-name="Standard">
      <style:text-properties style:font-name="FreeSerif" fo:font-size="10.5pt" officeooo:rsid="013ad027" officeooo:paragraph-rsid="013ad027" style:font-size-asian="10.5pt" style:font-size-complex="10.5pt"/>
    </style:style>
    <style:style style:name="P132" style:family="paragraph" style:parent-style-name="Heading_20_1">
      <style:text-properties officeooo:paragraph-rsid="00293731"/>
    </style:style>
    <style:style style:name="P133" style:family="paragraph" style:parent-style-name="Heading_20_1">
      <style:text-properties officeooo:rsid="002fd2b3" officeooo:paragraph-rsid="002fd2b3"/>
    </style:style>
    <style:style style:name="P134" style:family="paragraph" style:parent-style-name="Heading_20_1" style:master-page-name="Convert_20_2">
      <style:paragraph-properties style:page-number="1"/>
    </style:style>
    <style:style style:name="P135" style:family="paragraph" style:parent-style-name="Heading_20_2">
      <style:text-properties officeooo:paragraph-rsid="0027b5e4"/>
    </style:style>
    <style:style style:name="P136" style:family="paragraph" style:parent-style-name="Heading_20_2">
      <style:text-properties officeooo:rsid="0027b5e4" officeooo:paragraph-rsid="0027b5e4"/>
    </style:style>
    <style:style style:name="P137" style:family="paragraph" style:parent-style-name="Heading_20_2">
      <style:text-properties officeooo:rsid="002c33e6" officeooo:paragraph-rsid="002c33e6"/>
    </style:style>
    <style:style style:name="P138" style:family="paragraph" style:parent-style-name="Heading_20_2">
      <style:text-properties officeooo:rsid="0030aed1" officeooo:paragraph-rsid="0030aed1"/>
    </style:style>
    <style:style style:name="P139" style:family="paragraph" style:parent-style-name="Heading_20_2">
      <style:text-properties officeooo:rsid="00322727" officeooo:paragraph-rsid="00322727"/>
    </style:style>
    <style:style style:name="P140" style:family="paragraph" style:parent-style-name="Heading_20_2">
      <style:text-properties officeooo:rsid="00336c0b" officeooo:paragraph-rsid="00336c0b"/>
    </style:style>
    <style:style style:name="P141" style:family="paragraph" style:parent-style-name="TOCEntry" style:master-page-name="Convert_20_1">
      <style:paragraph-properties style:page-number="auto"/>
      <style:text-properties officeooo:rsid="001fdef3" officeooo:paragraph-rsid="001fdef3"/>
    </style:style>
    <style:style style:name="P142" style:family="paragraph" style:parent-style-name="template">
      <style:text-properties officeooo:rsid="002c33e6" officeooo:paragraph-rsid="013da1c5"/>
    </style:style>
    <style:style style:name="P143" style:family="paragraph" style:parent-style-name="line" style:master-page-name="Standard">
      <style:paragraph-properties style:page-number="1"/>
    </style:style>
    <style:style style:name="T1" style:family="text">
      <style:text-properties officeooo:rsid="001fdef3"/>
    </style:style>
    <style:style style:name="T2" style:family="text">
      <style:text-properties officeooo:rsid="00204e19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fo:language="en" fo:country="US" officeooo:rsid="00204e19" style:language-asian="en" style:country-asian="US"/>
    </style:style>
    <style:style style:name="T5" style:family="text">
      <style:text-properties fo:language="en" fo:country="US" officeooo:rsid="0028bfe0" style:language-asian="en" style:country-asian="US"/>
    </style:style>
    <style:style style:name="T6" style:family="text">
      <style:text-properties fo:language="en" fo:country="US" officeooo:rsid="0027b5e4" style:language-asian="en" style:country-asian="US"/>
    </style:style>
    <style:style style:name="T7" style:family="text">
      <style:text-properties fo:language="en" fo:country="US" officeooo:rsid="0023d9b4" style:language-asian="en" style:country-asian="US"/>
    </style:style>
    <style:style style:name="T8" style:family="text">
      <style:text-properties fo:language="en" fo:country="US" officeooo:rsid="002a2e2e" style:language-asian="en" style:country-asian="US"/>
    </style:style>
    <style:style style:name="T9" style:family="text">
      <style:text-properties fo:language="en" fo:country="US" officeooo:rsid="002b16cb" style:language-asian="en" style:country-asian="US"/>
    </style:style>
    <style:style style:name="T10" style:family="text">
      <style:text-properties fo:language="en" fo:country="US" officeooo:rsid="002c33e6" style:language-asian="en" style:country-asian="US"/>
    </style:style>
    <style:style style:name="T11" style:family="text">
      <style:text-properties fo:language="en" fo:country="US" officeooo:rsid="002e9ee4" style:language-asian="en" style:country-asian="US"/>
    </style:style>
    <style:style style:name="T12" style:family="text">
      <style:text-properties fo:language="en" fo:country="US" officeooo:rsid="00312f3b" style:language-asian="en" style:country-asian="US"/>
    </style:style>
    <style:style style:name="T13" style:family="text">
      <style:text-properties fo:language="en" fo:country="US" officeooo:rsid="00322727" style:language-asian="en" style:country-asian="US"/>
    </style:style>
    <style:style style:name="T14" style:family="text">
      <style:text-properties officeooo:rsid="0023d9b4"/>
    </style:style>
    <style:style style:name="T15" style:family="text">
      <style:text-properties officeooo:rsid="0025d6df"/>
    </style:style>
    <style:style style:name="T16" style:family="text">
      <style:text-properties officeooo:rsid="0027b5e4"/>
    </style:style>
    <style:style style:name="T17" style:family="text">
      <style:text-properties officeooo:rsid="0028bfe0"/>
    </style:style>
    <style:style style:name="T18" style:family="text">
      <style:text-properties officeooo:rsid="002a2e2e"/>
    </style:style>
    <style:style style:name="T19" style:family="text">
      <style:text-properties officeooo:rsid="002e9ee4"/>
    </style:style>
    <style:style style:name="T20" style:family="text">
      <style:text-properties officeooo:rsid="002f42de"/>
    </style:style>
    <style:style style:name="T21" style:family="text">
      <style:text-properties officeooo:rsid="00336c0b"/>
    </style:style>
    <style:style style:name="T22" style:family="text">
      <style:text-properties officeooo:rsid="004c37d8"/>
    </style:style>
    <style:style style:name="T23" style:family="text">
      <style:text-properties officeooo:rsid="004e2a06"/>
    </style:style>
    <style:style style:name="T24" style:family="text">
      <style:text-properties officeooo:rsid="0050cfa1"/>
    </style:style>
    <style:style style:name="T25" style:family="text">
      <style:text-properties officeooo:rsid="00514035"/>
    </style:style>
    <style:style style:name="T26" style:family="text">
      <style:text-properties officeooo:rsid="0053350f"/>
    </style:style>
    <style:style style:name="T27" style:family="text">
      <style:text-properties officeooo:rsid="00563cf0"/>
    </style:style>
    <style:style style:name="T28" style:family="text">
      <style:text-properties officeooo:rsid="00581a07"/>
    </style:style>
    <style:style style:name="T29" style:family="text">
      <style:text-properties officeooo:rsid="0059701d"/>
    </style:style>
    <style:style style:name="T30" style:family="text">
      <style:text-properties officeooo:rsid="005a54f4"/>
    </style:style>
    <style:style style:name="T31" style:family="text">
      <style:text-properties officeooo:rsid="005c794b"/>
    </style:style>
    <style:style style:name="T32" style:family="text">
      <style:text-properties officeooo:rsid="005c9dc3"/>
    </style:style>
    <style:style style:name="T33" style:family="text">
      <style:text-properties officeooo:rsid="00601518"/>
    </style:style>
    <style:style style:name="T34" style:family="text">
      <style:text-properties officeooo:rsid="006015c0"/>
    </style:style>
    <style:style style:name="T35" style:family="text">
      <style:text-properties officeooo:rsid="00629827"/>
    </style:style>
    <style:style style:name="T36" style:family="text">
      <style:text-properties officeooo:rsid="00649829"/>
    </style:style>
    <style:style style:name="T37" style:family="text">
      <style:text-properties officeooo:rsid="00664948"/>
    </style:style>
    <style:style style:name="T38" style:family="text">
      <style:text-properties officeooo:rsid="0066b8d5"/>
    </style:style>
    <style:style style:name="T39" style:family="text">
      <style:text-properties officeooo:rsid="006753ce"/>
    </style:style>
    <style:style style:name="T40" style:family="text">
      <style:text-properties officeooo:rsid="0067fc5b"/>
    </style:style>
    <style:style style:name="T41" style:family="text">
      <style:text-properties officeooo:rsid="0069fa9b"/>
    </style:style>
    <style:style style:name="T42" style:family="text">
      <style:text-properties officeooo:rsid="006bb9f0"/>
    </style:style>
    <style:style style:name="T43" style:family="text">
      <style:text-properties officeooo:rsid="006be7f2"/>
    </style:style>
    <style:style style:name="T44" style:family="text">
      <style:text-properties officeooo:rsid="006c9fb6"/>
    </style:style>
    <style:style style:name="T45" style:family="text">
      <style:text-properties officeooo:rsid="006ef531"/>
    </style:style>
    <style:style style:name="T46" style:family="text">
      <style:text-properties officeooo:rsid="00708465"/>
    </style:style>
    <style:style style:name="T47" style:family="text">
      <style:text-properties officeooo:rsid="00724470"/>
    </style:style>
    <style:style style:name="T48" style:family="text">
      <style:text-properties officeooo:rsid="0072ba35"/>
    </style:style>
    <style:style style:name="T49" style:family="text">
      <style:text-properties officeooo:rsid="007612d3"/>
    </style:style>
    <style:style style:name="T50" style:family="text">
      <style:text-properties officeooo:rsid="00768155"/>
    </style:style>
    <style:style style:name="T51" style:family="text">
      <style:text-properties officeooo:rsid="0078aa8a"/>
    </style:style>
    <style:style style:name="T52" style:family="text">
      <style:text-properties officeooo:rsid="007e0a64"/>
    </style:style>
    <style:style style:name="T53" style:family="text">
      <style:text-properties officeooo:rsid="007e4981"/>
    </style:style>
    <style:style style:name="T54" style:family="text">
      <style:text-properties officeooo:rsid="007f3160"/>
    </style:style>
    <style:style style:name="T55" style:family="text">
      <style:text-properties officeooo:rsid="00844845"/>
    </style:style>
    <style:style style:name="T56" style:family="text">
      <style:text-properties officeooo:rsid="0086feb0"/>
    </style:style>
    <style:style style:name="T57" style:family="text">
      <style:text-properties officeooo:rsid="008a6a2b"/>
    </style:style>
    <style:style style:name="T58" style:family="text">
      <style:text-properties officeooo:rsid="008c09c9"/>
    </style:style>
    <style:style style:name="T59" style:family="text">
      <style:text-properties officeooo:rsid="008dc33b"/>
    </style:style>
    <style:style style:name="T60" style:family="text">
      <style:text-properties officeooo:rsid="00919766"/>
    </style:style>
    <style:style style:name="T61" style:family="text">
      <style:text-properties officeooo:rsid="0092a9b1"/>
    </style:style>
    <style:style style:name="T62" style:family="text">
      <style:text-properties officeooo:rsid="009f0e6b"/>
    </style:style>
    <style:style style:name="T63" style:family="text">
      <style:text-properties officeooo:rsid="00a0d2cb"/>
    </style:style>
    <style:style style:name="T64" style:family="text">
      <style:text-properties officeooo:rsid="00a28db3"/>
    </style:style>
    <style:style style:name="T65" style:family="text">
      <style:text-properties officeooo:rsid="00aaf009"/>
    </style:style>
    <style:style style:name="T66" style:family="text">
      <style:text-properties officeooo:rsid="00aafa64"/>
    </style:style>
    <style:style style:name="T67" style:family="text">
      <style:text-properties officeooo:rsid="00ac72d9"/>
    </style:style>
    <style:style style:name="T68" style:family="text">
      <style:text-properties officeooo:rsid="00adbb3d"/>
    </style:style>
    <style:style style:name="T69" style:family="text">
      <style:text-properties officeooo:rsid="00ae5ea8"/>
    </style:style>
    <style:style style:name="T70" style:family="text">
      <style:text-properties officeooo:rsid="00af51c2"/>
    </style:style>
    <style:style style:name="T71" style:family="text">
      <style:text-properties officeooo:rsid="00b00f8a"/>
    </style:style>
    <style:style style:name="T72" style:family="text">
      <style:text-properties officeooo:rsid="00b0989f"/>
    </style:style>
    <style:style style:name="T73" style:family="text">
      <style:text-properties officeooo:rsid="00b19307"/>
    </style:style>
    <style:style style:name="T74" style:family="text">
      <style:text-properties officeooo:rsid="00b30766"/>
    </style:style>
    <style:style style:name="T75" style:family="text">
      <style:text-properties officeooo:rsid="00b424e0"/>
    </style:style>
    <style:style style:name="T76" style:family="text">
      <style:text-properties officeooo:rsid="00b62821"/>
    </style:style>
    <style:style style:name="T77" style:family="text">
      <style:text-properties officeooo:rsid="00be5470"/>
    </style:style>
    <style:style style:name="T78" style:family="text">
      <style:text-properties officeooo:rsid="00bf66f2"/>
    </style:style>
    <style:style style:name="T79" style:family="text">
      <style:text-properties officeooo:rsid="00c28ff8"/>
    </style:style>
    <style:style style:name="T80" style:family="text">
      <style:text-properties officeooo:rsid="00c9aef0"/>
    </style:style>
    <style:style style:name="T81" style:family="text">
      <style:text-properties officeooo:rsid="00cb3008"/>
    </style:style>
    <style:style style:name="T82" style:family="text">
      <style:text-properties officeooo:rsid="00cbbf3e"/>
    </style:style>
    <style:style style:name="T83" style:family="text">
      <style:text-properties officeooo:rsid="00cd6c56"/>
    </style:style>
    <style:style style:name="T84" style:family="text">
      <style:text-properties officeooo:rsid="00ce9bb0"/>
    </style:style>
    <style:style style:name="T85" style:family="text">
      <style:text-properties officeooo:rsid="00cfd264"/>
    </style:style>
    <style:style style:name="T86" style:family="text">
      <style:text-properties officeooo:rsid="00d1e209"/>
    </style:style>
    <style:style style:name="T87" style:family="text">
      <style:text-properties officeooo:rsid="00d5adc9"/>
    </style:style>
    <style:style style:name="T88" style:family="text">
      <style:text-properties officeooo:rsid="00d62cef"/>
    </style:style>
    <style:style style:name="T89" style:family="text">
      <style:text-properties officeooo:rsid="00da93e9"/>
    </style:style>
    <style:style style:name="T90" style:family="text">
      <style:text-properties officeooo:rsid="00dc7d8e"/>
    </style:style>
    <style:style style:name="T91" style:family="text">
      <style:text-properties officeooo:rsid="00dccc57"/>
    </style:style>
    <style:style style:name="T92" style:family="text">
      <style:text-properties officeooo:rsid="00ddcffb"/>
    </style:style>
    <style:style style:name="T93" style:family="text">
      <style:text-properties officeooo:rsid="00defb85"/>
    </style:style>
    <style:style style:name="T94" style:family="text">
      <style:text-properties officeooo:rsid="00e02f1c"/>
    </style:style>
    <style:style style:name="T95" style:family="text">
      <style:text-properties officeooo:rsid="00e28755"/>
    </style:style>
    <style:style style:name="T96" style:family="text">
      <style:text-properties officeooo:rsid="00e711c5"/>
    </style:style>
    <style:style style:name="T97" style:family="text">
      <style:text-properties officeooo:rsid="00e7ed23"/>
    </style:style>
    <style:style style:name="T98" style:family="text">
      <style:text-properties officeooo:rsid="00e93e0f"/>
    </style:style>
    <style:style style:name="T99" style:family="text">
      <style:text-properties officeooo:rsid="00eadfa1"/>
    </style:style>
    <style:style style:name="T100" style:family="text">
      <style:text-properties officeooo:rsid="00ebd54d"/>
    </style:style>
    <style:style style:name="T101" style:family="text">
      <style:text-properties officeooo:rsid="00ed19a1"/>
    </style:style>
    <style:style style:name="T102" style:family="text">
      <style:text-properties officeooo:rsid="00effd6a"/>
    </style:style>
    <style:style style:name="T103" style:family="text">
      <style:text-properties officeooo:rsid="00f08f16"/>
    </style:style>
    <style:style style:name="T104" style:family="text">
      <style:text-properties officeooo:rsid="00f17668"/>
    </style:style>
    <style:style style:name="T105" style:family="text">
      <style:text-properties officeooo:rsid="00f2d25e"/>
    </style:style>
    <style:style style:name="T106" style:family="text">
      <style:text-properties officeooo:rsid="00f4c8f1"/>
    </style:style>
    <style:style style:name="T107" style:family="text">
      <style:text-properties officeooo:rsid="00f5508d"/>
    </style:style>
    <style:style style:name="T108" style:family="text">
      <style:text-properties officeooo:rsid="00f5e59e"/>
    </style:style>
    <style:style style:name="T109" style:family="text">
      <style:text-properties officeooo:rsid="00f79cc8"/>
    </style:style>
    <style:style style:name="T110" style:family="text">
      <style:text-properties officeooo:rsid="00fb7e32"/>
    </style:style>
    <style:style style:name="T111" style:family="text">
      <style:text-properties officeooo:rsid="00fcf832"/>
    </style:style>
    <style:style style:name="T112" style:family="text">
      <style:text-properties officeooo:rsid="00fe7ba6"/>
    </style:style>
    <style:style style:name="T113" style:family="text">
      <style:text-properties officeooo:rsid="01000651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 officeooo:rsid="007f3160"/>
    </style:style>
    <style:style style:name="T116" style:family="text">
      <style:text-properties officeooo:rsid="0101931b"/>
    </style:style>
    <style:style style:name="T117" style:family="text">
      <style:text-properties officeooo:rsid="0101e021"/>
    </style:style>
    <style:style style:name="T118" style:family="text">
      <style:text-properties officeooo:rsid="0103e854"/>
    </style:style>
    <style:style style:name="T119" style:family="text">
      <style:text-properties officeooo:rsid="01066c0d"/>
    </style:style>
    <style:style style:name="T120" style:family="text">
      <style:text-properties officeooo:rsid="01068e3c"/>
    </style:style>
    <style:style style:name="T121" style:family="text">
      <style:text-properties officeooo:rsid="01070cb2"/>
    </style:style>
    <style:style style:name="T122" style:family="text">
      <style:text-properties officeooo:rsid="0108b420"/>
    </style:style>
    <style:style style:name="T123" style:family="text">
      <style:text-properties officeooo:rsid="0109c443"/>
    </style:style>
    <style:style style:name="T124" style:family="text">
      <style:text-properties officeooo:rsid="010b6f84"/>
    </style:style>
    <style:style style:name="T125" style:family="text">
      <style:text-properties officeooo:rsid="010e6219"/>
    </style:style>
    <style:style style:name="T126" style:family="text">
      <style:text-properties officeooo:rsid="010f4c56"/>
    </style:style>
    <style:style style:name="T127" style:family="text">
      <style:text-properties officeooo:rsid="01104974"/>
    </style:style>
    <style:style style:name="T128" style:family="text">
      <style:text-properties officeooo:rsid="0110d8f3"/>
    </style:style>
    <style:style style:name="T129" style:family="text">
      <style:text-properties officeooo:rsid="0114ae58"/>
    </style:style>
    <style:style style:name="T130" style:family="text">
      <style:text-properties officeooo:rsid="0116ad37"/>
    </style:style>
    <style:style style:name="T131" style:family="text">
      <style:text-properties officeooo:rsid="011b9f7f"/>
    </style:style>
    <style:style style:name="T132" style:family="text">
      <style:text-properties officeooo:rsid="011c2e58"/>
    </style:style>
    <style:style style:name="T133" style:family="text">
      <style:text-properties officeooo:rsid="011db1aa"/>
    </style:style>
    <style:style style:name="T134" style:family="text">
      <style:text-properties officeooo:rsid="011f52d9"/>
    </style:style>
    <style:style style:name="T135" style:family="text">
      <style:text-properties officeooo:rsid="01210ef5"/>
    </style:style>
    <style:style style:name="T136" style:family="text">
      <style:text-properties officeooo:rsid="012140c2"/>
    </style:style>
    <style:style style:name="T137" style:family="text">
      <style:text-properties officeooo:rsid="01238b3a"/>
    </style:style>
    <style:style style:name="T138" style:family="text">
      <style:text-properties officeooo:rsid="0124c052"/>
    </style:style>
    <style:style style:name="T139" style:family="text">
      <style:text-properties officeooo:rsid="0125f216"/>
    </style:style>
    <style:style style:name="T140" style:family="text">
      <style:text-properties officeooo:rsid="0125fcc6"/>
    </style:style>
    <style:style style:name="T141" style:family="text">
      <style:text-properties officeooo:rsid="012904b2"/>
    </style:style>
    <style:style style:name="T142" style:family="text">
      <style:text-properties officeooo:rsid="012d558d"/>
    </style:style>
    <style:style style:name="T143" style:family="text">
      <style:text-properties officeooo:rsid="012f1e92"/>
    </style:style>
    <style:style style:name="T144" style:family="text">
      <style:text-properties officeooo:rsid="012fa191"/>
    </style:style>
    <style:style style:name="T145" style:family="text">
      <style:text-properties officeooo:rsid="01335117"/>
    </style:style>
    <style:style style:name="T146" style:family="text">
      <style:text-properties officeooo:rsid="0134991e"/>
    </style:style>
    <style:style style:name="T147" style:family="text">
      <style:text-properties officeooo:rsid="0138fd4b"/>
    </style:style>
    <style:style style:name="T148" style:family="text">
      <style:text-properties officeooo:rsid="013da1c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/>
      <text:p text:style-name="P119">S<text:span text:style-name="T1">RS</text:span></text:p>
      <text:p text:style-name="P120">Para</text:p>
      <text:p text:style-name="P118"><text:span text:style-name="T119">EstrellasDel</text:span>Truco</text:p>
      <text:p text:style-name="P127">Versi<text:span text:style-name="T121">ó</text:span>n <text:span text:style-name="T57">2</text:span>.<text:span text:style-name="T57">0</text:span></text:p>
      <text:p text:style-name="P128"><text:span text:style-name="T18">Producido</text:span> <text:span text:style-name="T1">por</text:span> <text:span text:style-name="T1">Marquez Agustin, Piloni Diego, Piovano Edgar, Meolans Ornella</text:span></text:p>
      <text:p text:style-name="P126">MPPO</text:p>
      <text:p text:style-name="P126"><text:span text:style-name="T122">Fecha de inicio: </text:span>08-09-2014</text:p>
      <text:p text:style-name="P141"><text:bookmark-start text:name="__RefHeading___Toc441230970"/><text:bookmark-start text:name="Tabla de Contenido"/>Tabla de Contenido<text:bookmark-end text:name="__RefHeading___Toc441230970"/><text:bookmark-end text:name="Tabla de Contenido"/>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Contents_20_1"><text:span text:style-name="T1">Tabla de </text:span>Con<text:span text:style-name="T1">tenido</text:span><text:tab/><text:a xlink:type="simple" xlink:href="#__RefHeading___Toc441230970" text:style-name="Index_20_Link" text:visited-style-name="Index_20_Link">ii</text:a></text:p>
          <text:p text:style-name="Contents_20_1">Revisi<text:span text:style-name="T17">ó</text:span>n Hist<text:span text:style-name="T2">ó</text:span>r<text:span text:style-name="T2">ica</text:span><text:tab/><text:a xlink:type="simple" xlink:href="#__RefHeading___Toc441230971" text:style-name="Index_20_Link" text:visited-style-name="Index_20_Link">ii</text:a></text:p>
          <text:p text:style-name="Contents_20_1">1. <text:s text:c="2"/>Introduc<text:span text:style-name="T2">c</text:span>i<text:span text:style-name="T2">ó</text:span>n<text:tab/><text:a xlink:type="simple" xlink:href="#__RefHeading___Toc441230972" text:style-name="Index_20_Link" text:visited-style-name="Index_20_Link">1</text:a></text:p>
          <text:p text:style-name="P121"><text:span text:style-name="T3">1.1<text:tab/>P</text:span><text:span text:style-name="T4">ropósito</text:span><text:span text:style-name="T3"><text:tab/></text:span><text:a xlink:type="simple" xlink:href="#__RefHeading___Toc441230973" text:style-name="Index_20_Link" text:visited-style-name="Index_20_Link"><text:span text:style-name="T3">1</text:span></text:a></text:p>
          <text:p text:style-name="P123"><text:span text:style-name="T3">1.2<text:tab/>Alcance<text:tab/></text:span><text:a xlink:type="simple" xlink:href="#__RefHeading___Toc441230976" text:style-name="Index_20_Link" text:visited-style-name="Index_20_Link"><text:span text:style-name="T3">1</text:span></text:a></text:p>
          <text:p text:style-name="P122"><text:span text:style-name="T3">1.3<text:tab/></text:span><text:span text:style-name="T6">Audiencia</text:span><text:span text:style-name="T5"> </text:span><text:span text:style-name="T7">y</text:span><text:span text:style-name="T5"> </text:span><text:span text:style-name="T7">Sugerencias de lectura de este documento</text:span><text:span text:style-name="T3"><text:tab/></text:span><text:a xlink:type="simple" xlink:href="#__RefHeading___Toc441230975" text:style-name="Index_20_Link" text:visited-style-name="Index_20_Link"><text:span text:style-name="T3">1</text:span></text:a></text:p>
          <text:p text:style-name="P121"><text:span text:style-name="T3">1.</text:span><text:span text:style-name="T5">4</text:span><text:span text:style-name="T3"><text:tab/>Referenc</text:span><text:span text:style-name="T5">ias</text:span><text:span text:style-name="T3"><text:tab/></text:span><text:a xlink:type="simple" xlink:href="#__RefHeading___Toc441230977" text:style-name="Index_20_Link" text:visited-style-name="Index_20_Link"><text:span text:style-name="T3">1</text:span></text:a></text:p>
          <text:p text:style-name="Contents_20_1">2. <text:s text:c="2"/>Descrip<text:span text:style-name="T18">c</text:span>i<text:span text:style-name="T18">ó</text:span>n <text:span text:style-name="T18">Global</text:span><text:tab/><text:a xlink:type="simple" xlink:href="#__RefHeading___Toc441230978" text:style-name="Index_20_Link" text:visited-style-name="Index_20_Link">2</text:a></text:p>
          <text:p text:style-name="P121"><text:span text:style-name="T3">2.1<text:tab/>Perspectiv</text:span><text:span text:style-name="T8">a del Producto</text:span><text:span text:style-name="T3"><text:tab/></text:span><text:a xlink:type="simple" xlink:href="#__RefHeading___Toc441230979" text:style-name="Index_20_Link" text:visited-style-name="Index_20_Link"><text:span text:style-name="T3">2</text:span></text:a></text:p>
          <text:p text:style-name="P121"><text:span text:style-name="T3">2.3<text:tab/></text:span><text:span text:style-name="T9">Características del Usuario</text:span><text:span text:style-name="T3"><text:tab/></text:span><text:a xlink:type="simple" xlink:href="#__RefHeading___Toc441230981" text:style-name="Index_20_Link" text:visited-style-name="Index_20_Link"><text:span text:style-name="T3">2</text:span></text:a></text:p>
          <text:p text:style-name="P121"><text:span text:style-name="T3">2.4 <text:tab/></text:span><text:span text:style-name="T10">Restricciones Generales</text:span><text:span text:style-name="T3"><text:tab/></text:span><text:a xlink:type="simple" xlink:href="#__RefHeading___Toc441230982" text:style-name="Index_20_Link" text:visited-style-name="Index_20_Link"><text:span text:style-name="T3">2</text:span></text:a></text:p>
          <text:p text:style-name="Contents_20_1">3.<text:tab/><text:span text:style-name="T19">Requerimientos específicos</text:span><text:tab/><text:a xlink:type="simple" xlink:href="#__RefHeading___Toc441230986" text:style-name="Index_20_Link" text:visited-style-name="Index_20_Link">3</text:a></text:p>
          <text:p text:style-name="P121"><text:span text:style-name="T3">3.1<text:tab/></text:span><text:span text:style-name="T11">Interfaz de usuario</text:span><text:span text:style-name="T3"><text:tab/></text:span><text:a xlink:type="simple" xlink:href="#__RefHeading___Toc441230987" text:style-name="Index_20_Link" text:visited-style-name="Index_20_Link"><text:span text:style-name="T3">3</text:span></text:a></text:p>
          <text:p text:style-name="P121"><text:span text:style-name="T3">3.2<text:tab/></text:span><text:span text:style-name="T12">Interfaz de comunicación<text:tab/> 3</text:span></text:p>
          <text:p text:style-name="P14"><text:span text:style-name="T12"><text:s text:c="4"/>3.3 <text:s text:c="2"/>Requerimientos de </text:span><text:span text:style-name="T13">funcionalidad<text:tab/>3</text:span></text:p>
        </text:index-body>
      </text:table-of-content>
      <text:p text:style-name="P4"/>
      <text:p text:style-name="P4"/>
      <text:p text:style-name="TOCEntry"><text:bookmark-start text:name="__RefHeading___Toc441230971"/>Revisi<text:span text:style-name="T2">ó</text:span>n Hist<text:span text:style-name="T2">ó</text:span>r<text:span text:style-name="T2">ica</text:span><text:bookmark-end text:name="__RefHeading___Toc44123097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9">N<text:span text:style-name="T2">ombre</text:span></text:p>
          </table:table-cell>
          <table:table-cell table:style-name="Table1.B1" office:value-type="string">
            <text:p text:style-name="P110">Fecha</text:p>
          </table:table-cell>
          <table:table-cell table:style-name="Table1.B1" office:value-type="string">
            <text:p text:style-name="P109">R<text:span text:style-name="T2">azones del Cambio</text:span></text:p>
          </table:table-cell>
          <table:table-cell table:style-name="Table1.D1" office:value-type="string">
            <text:p text:style-name="P109">Versi<text:span text:style-name="T2">ó</text:span>n</text:p>
          </table:table-cell>
        </table:table-row>
        <table:table-row table:style-name="Table1.2">
          <table:table-cell table:style-name="Table1.A2" office:value-type="string">
            <text:p text:style-name="P112">Meolans Ornella</text:p>
          </table:table-cell>
          <table:table-cell table:style-name="Table1.B2" office:value-type="string">
            <text:p text:style-name="P112">08/09/14</text:p>
          </table:table-cell>
          <table:table-cell table:style-name="Table1.B2" office:value-type="string">
            <text:p text:style-name="P114">Comienzo de la Srs</text:p>
          </table:table-cell>
          <table:table-cell table:style-name="Table1.D2" office:value-type="string">
            <text:p text:style-name="P112">0.1</text:p>
          </table:table-cell>
        </table:table-row>
        <table:table-row table:style-name="Table1.1">
          <table:table-cell table:style-name="Table1.A3" office:value-type="string">
            <text:p text:style-name="P112">Meolans Ornella</text:p>
          </table:table-cell>
          <table:table-cell table:style-name="Table1.B3" office:value-type="string">
            <text:p text:style-name="P112">15/09/14</text:p>
          </table:table-cell>
          <table:table-cell table:style-name="Table1.B3" office:value-type="string">
            <text:p text:style-name="P114">Primera Iteraci<text:span text:style-name="T123">ó</text:span>n, casos de registro, log(in/out)</text:p>
          </table:table-cell>
          <table:table-cell table:style-name="Table1.D3" office:value-type="string">
            <text:p text:style-name="P112">0.2</text:p>
          </table:table-cell>
        </table:table-row>
        <table:table-row table:style-name="Table1.1">
          <table:table-cell table:style-name="Table1.A3" office:value-type="string">
            <text:p text:style-name="P112">Diego Piloni</text:p>
          </table:table-cell>
          <table:table-cell table:style-name="Table1.B3" office:value-type="string">
            <text:p text:style-name="P112">22/09/14</text:p>
          </table:table-cell>
          <table:table-cell table:style-name="Table1.B3" office:value-type="string">
            <text:p text:style-name="P114">Invitaciones y inicio de la partida</text:p>
          </table:table-cell>
          <table:table-cell table:style-name="Table1.D3" office:value-type="string">
            <text:p text:style-name="P113">0.3</text:p>
          </table:table-cell>
        </table:table-row>
        <table:table-row table:style-name="Table1.1">
          <table:table-cell table:style-name="Table1.A3" office:value-type="string">
            <text:p text:style-name="P112">Edgar Piovano</text:p>
          </table:table-cell>
          <table:table-cell table:style-name="Table1.B3" office:value-type="string">
            <text:p text:style-name="P112">30/09/14</text:p>
          </table:table-cell>
          <table:table-cell table:style-name="Table1.B3" office:value-type="string">
            <text:p text:style-name="P114">Juego, solo dos jugadores</text:p>
          </table:table-cell>
          <table:table-cell table:style-name="Table1.D3" office:value-type="string">
            <text:p text:style-name="P113">1.0</text:p>
          </table:table-cell>
        </table:table-row>
        <table:table-row table:style-name="Table1.1">
          <table:table-cell table:style-name="Table1.A3" office:value-type="string">
            <text:p text:style-name="P113">Diego Piloni</text:p>
          </table:table-cell>
          <table:table-cell table:style-name="Table1.B3" office:value-type="string">
            <text:p text:style-name="P113">14/10/14</text:p>
          </table:table-cell>
          <table:table-cell table:style-name="Table1.B3" office:value-type="string">
            <text:p text:style-name="P115">Agregados nuevos cantos de truco y envido Posibilidad de mentir en el envido</text:p>
            <text:p text:style-name="P116">Posibilidad de pedir mostrar puntos al finalizar ronda</text:p>
          </table:table-cell>
          <table:table-cell table:style-name="Table1.D3" office:value-type="string">
            <text:p text:style-name="P113"><text:span text:style-name="T57">2</text:span>.<text:span text:style-name="T57">0</text:span></text:p>
          </table:table-cell>
        </table:table-row>
        <table:table-row table:style-name="Table1.1">
          <table:table-cell table:style-name="Table1.A3" office:value-type="string">
            <text:p text:style-name="P117">Agustin Marquez</text:p>
          </table:table-cell>
          <table:table-cell table:style-name="Table1.B3" office:value-type="string">
            <text:p text:style-name="P117">17/11/14</text:p>
          </table:table-cell>
          <table:table-cell table:style-name="Table1.B3" office:value-type="string">
            <text:p text:style-name="P117">Posibilidad de juego de 2, 4 o 6 jugadores</text:p>
          </table:table-cell>
          <table:table-cell table:style-name="Table1.D3" office:value-type="string">
            <text:p text:style-name="P117">3.0</text:p>
          </table:table-cell>
        </table:table-row>
        <table:table-row table:style-name="Table1.1">
          <table:table-cell table:style-name="Table1.A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D3" office:value-type="string">
            <text:p text:style-name="P111"/>
          </table:table-cell>
        </table:table-row>
        <table:table-row table:style-name="Table1.1">
          <table:table-cell table:style-name="Table1.A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D3" office:value-type="string">
            <text:p text:style-name="P111"/>
          </table:table-cell>
        </table:table-row>
        <table:table-row table:style-name="Table1.1">
          <table:table-cell table:style-name="Table1.A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D3" office:value-type="string">
            <text:p text:style-name="P111"/>
          </table:table-cell>
        </table:table-row>
        <table:table-row table:style-name="Table1.1">
          <table:table-cell table:style-name="Table1.A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B3" office:value-type="string">
            <text:p text:style-name="P111"/>
          </table:table-cell>
          <table:table-cell table:style-name="Table1.D3" office:value-type="string">
            <text:p text:style-name="P111"/>
          </table:table-cell>
        </table:table-row>
      </table:table>
      <text:p text:style-name="P3"/>
      <text:p text:style-name="Standard"/>
      <text:list xml:id="list3391626415622861647" text:style-name="WW8Num1">
        <text:list-item>
          <text:h text:style-name="P134" text:outline-level="1"><text:bookmark-start text:name="__RefHeading___Toc441230972"/>Introduc<text:span text:style-name="T120">c</text:span>i<text:span text:style-name="T120">ó</text:span>n<text:bookmark-end text:name="__RefHeading___Toc441230972"/></text:h>
          <text:list>
            <text:list-item>
              <text:h text:style-name="P135" text:outline-level="2"><text:bookmark-start text:name="__RefHeading___Toc441230973"/>P<text:span text:style-name="T2">ropósito</text:span> <text:bookmark-end text:name="__RefHeading___Toc441230973"/></text:h>
            </text:list-item>
          </text:list>
        </text:list-item>
      </text:list>
      <text:p text:style-name="P9">El propósito de este documento es especificar los requerimiento<text:span text:style-name="T29">s</text:span> de software de la aplicación a elaborar.</text:p>
      <text:p text:style-name="P9">Principalmente se tendrá en cuenta <text:span text:style-name="T20">la </text:span>funcionalidad, <text:span text:style-name="T20">las </text:span>restricciones de diseño e interfaz de usuario.</text:p>
      <text:p text:style-name="P10">El proyecto consiste en desarrollarar una Aplicación Web que permita jugar al tradicional juego de cartas “Truco”.</text:p>
      <text:p text:style-name="P5"/>
      <text:list xml:id="list215547551287821" text:continue-numbering="true" text:style-name="WW8Num1">
        <text:list-item>
          <text:list>
            <text:list-item>
              <text:h text:style-name="P136" text:outline-level="2"><text:bookmark-start text:name="__RefHeading___Toc4412309731"/>Alcance<text:bookmark-end text:name="__RefHeading___Toc4412309731"/></text:h>
            </text:list-item>
          </text:list>
        </text:list-item>
      </text:list>
      <text:p text:style-name="P107">Se cuenta con modalidad “invitar-aceptar” para entrar a una partida.</text:p>
      <text:p text:style-name="P16"><text:span text:style-name="T123">L</text:span>as partidas <text:span text:style-name="T123">pueden ser</text:span> entre dos jugadores, es decir, modalidad “uno-contra-uno”,<text:span text:style-name="T123"> entre cuatro jugadores, es decir, modalidad "dos-contra-dos" o entre seis jugadores, es decir, modalidad "tres-contra-tres".</text:span></text:p>
      <text:p text:style-name="P108">Existe además la posibilidad de elegir el puntaje máximo de la partida el cual podrá ser quince (15) o treinta (30) puntos. Esta elección es hecha a la hora de realizar la invitación de una partida.</text:p>
      <text:p text:style-name="P15"/>
      <text:list xml:id="list215547271922260" text:continue-numbering="true" text:style-name="WW8Num1">
        <text:list-item>
          <text:list>
            <text:list-item>
              <text:h text:style-name="Heading_20_2" text:outline-level="2"><text:bookmark-start text:name="__RefHeading___Toc441230975"/><text:span text:style-name="T16">Audiencia</text:span> <text:span text:style-name="T14">y</text:span> <text:span text:style-name="T14">Sugerencias de lectura de este documento</text:span><text:bookmark-end text:name="__RefHeading___Toc441230975"/></text:h>
            </text:list-item>
          </text:list>
        </text:list-item>
      </text:list>
      <text:p text:style-name="P6">Este documento está dirigido para aquellos que <text:span text:style-name="T15">ejecuten </text:span>el proceso de <text:span text:style-name="T15">desarrollo</text:span> <text:span text:style-name="T15">de </text:span>esta aplicación, incluyendo diseñadores, desarrolladores, testers, encargados de mantenimiento, como aquellos que se encargarán de la administración del proyecto. También se encuentra dirigido para los clientes <text:span text:style-name="T15">o potenciales clientes</text:span> de <text:span text:style-name="T15">esta</text:span> aplicación.</text:p>
      <text:p text:style-name="P7"/>
      <text:p text:style-name="P7">Se recomienda utilizar la Tabla de Contenido<text:span text:style-name="T123"> (</text:span><text:a xlink:type="simple" xlink:href="#Tabla de Contenido"><text:span text:style-name="T123">Pagina II</text:span></text:a><text:span text:style-name="T123">)</text:span> para guiarse dentro de este documento.</text:p>
      <text:p text:style-name="template"/>
      <text:list xml:id="list215547176780204" text:continue-numbering="true" text:style-name="WW8Num1">
        <text:list-item>
          <text:list>
            <text:list-item>
              <text:h text:style-name="P135" text:outline-level="2"><text:bookmark-start text:name="__RefHeading___Toc441230977"/>Referenc<text:span text:style-name="T15">ias</text:span><text:bookmark-end text:name="__RefHeading___Toc441230977"/></text:h>
            </text:list-item>
          </text:list>
        </text:list-item>
      </text:list>
      <text:p text:style-name="P8"/>
      <text:p text:style-name="P8"><text:bookmark-start text:name="Truco en Wikipedia"/><text:span text:style-name="T15">Truco en Wikipedia</text:span><text:bookmark-end text:name="Truco en Wikipedia"/><text:span text:style-name="T15">: </text:span><text:a xlink:type="simple" xlink:href="http://es.wikipedia.org/wiki/Truco_(juego_de_naipes"><text:span text:style-name="T15">http://es.wikipedia.org/wiki/Truco_(juego_de_naipes</text:span></text:a><text:span text:style-name="T15">)</text:span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list xml:id="list215546008142253" text:continue-numbering="true" text:style-name="WW8Num1">
        <text:list-item>
          <text:h text:style-name="P132" text:outline-level="1"><text:bookmark-start text:name="__RefHeading___Toc441230978"/><text:span text:style-name="T17">D</text:span>escrip<text:span text:style-name="T17">c</text:span>i<text:span text:style-name="T17">ó</text:span>n <text:span text:style-name="T17">Global</text:span><text:bookmark-end text:name="__RefHeading___Toc441230978"/></text:h>
          <text:list>
            <text:list-item>
              <text:h text:style-name="Heading_20_2" text:outline-level="2"><text:bookmark-start text:name="__RefHeading___Toc441230979"/>Perspectiv<text:span text:style-name="T18">a del Producto</text:span><text:bookmark-end text:name="__RefHeading___Toc441230979"/></text:h>
            </text:list-item>
          </text:list>
        </text:list-item>
      </text:list>
      <text:p text:style-name="P13">Este producto se encuentra en la categoria de 'Juegos de azar online', permitiendo a usuarios jugar partidas desde su navegador web.</text:p>
      <text:p text:style-name="Standard"/>
      <text:list xml:id="list215546352407635" text:continue-numbering="true" text:style-name="WW8Num1">
        <text:list-item>
          <text:list>
            <text:list-item>
              <text:h text:style-name="P137" text:outline-level="2"><text:bookmark-start text:name="__RefHeading___Toc441230981"/>Caracter<text:span text:style-name="T28">í</text:span>sticas del Usuario<text:bookmark-end text:name="__RefHeading___Toc441230981"/></text:h>
            </text:list-item>
          </text:list>
        </text:list-item>
      </text:list>
      <text:p text:style-name="P11">No se ofrece ningún manual de como jugar al truco dentro de la aplicación, por lo cual, es recomendable que el usuario tenga conocimientos de las reglas del juego <text:span text:style-name="T22">o busque las reglas del truco en algún sitio. Se recomienda para esto ver el enlace de Truco en Wikipedia en la </text:span><text:a xlink:type="simple" xlink:href="#Truco en Wikipedia"><text:span text:style-name="T22">sección 1.4</text:span></text:a></text:p>
      <text:p text:style-name="P11">Se requiere además que el usuario tenga experiencia en el uso de navegador<text:span text:style-name="T22">es</text:span> web.</text:p>
      <text:list xml:id="list215547542381475" text:continue-numbering="true" text:style-name="WW8Num1">
        <text:list-item>
          <text:list>
            <text:list-item>
              <text:h text:style-name="P137" text:outline-level="2"><text:bookmark-start text:name="__RefHeading___Toc441230982"/>Restricciones Generales<text:bookmark-end text:name="__RefHeading___Toc441230982"/></text:h>
            </text:list-item>
          </text:list>
        </text:list-item>
      </text:list>
      <text:p text:style-name="P142">Se necesitará un navegador web Chrome en su version 37 o superior, <text:span text:style-name="T30">o</text:span> algún navegador web equivalente. Es recomendable por los desarrolladores <text:span text:style-name="T123">el uso de </text:span>Firefox en versión 32 o superior<text:span text:style-name="T148"> o </text:span>el uso de Chrome en versión 37 o superior<text:span text:style-name="T148">.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list xml:id="list215547640454717" text:continue-numbering="true" text:style-name="WW8Num1">
        <text:list-item>
          <text:h text:style-name="P133" text:outline-level="1"><text:bookmark-start text:name="__RefHeading___Toc441230986"/><text:soft-page-break/>Requerimientos específicos<text:bookmark-end text:name="__RefHeading___Toc441230986"/></text:h>
          <text:list>
            <text:list-item>
              <text:h text:style-name="P138" text:outline-level="2"><text:bookmark-start text:name="__RefHeading___Toc441230987"/>Interfaz de Usuario<text:bookmark-end text:name="__RefHeading___Toc441230987"/></text:h>
            </text:list-item>
          </text:list>
        </text:list-item>
      </text:list>
      <text:p text:style-name="P17">Al ingresar a la aplicación se ve la página principal, donde aparecerá<text:span text:style-name="T24">n cuadros de texto para</text:span> ingresar el nombre de usuario <text:span text:style-name="T24">y contraseña para loguearse y dos botones, uno para loguear y otro para registarse en caso de no tener un usuario registrado.</text:span></text:p>
      <text:p text:style-name="P19">Al clickear en en el botón registrarse se redirige a una página con un formulario para llenar y registrarse.</text:p>
      <text:p text:style-name="P18">Dentro del lobby se verá una lista de los usuarios logueados y sus estados (En partida <text:span text:style-name="T26">ó</text:span> Disponible, <text:span text:style-name="T30">indicado con colores rojo y verde, respectivamente</text:span>) <text:span text:style-name="T24">y un botón al lado de cada usuario para invitarlo a una partida. También habrá un boton para desloguearse. Al ser invitado, aparecerá un mensaje con dos botones, uno para aceptar la invitación y otro para rechazarla.</text:span></text:p>
      <text:p text:style-name="P105">Al hacer click en el boton invitar se tendrá la opción de invitar a 15 o 30 puntos<text:span text:style-name="T124"> y también de elegir la modalidad de partida (1vs1, 2vs2, 3vs3).</text:span></text:p>
      <text:p text:style-name="P20">Dentro <text:span text:style-name="T25">de la partida se tendrá un menú, con botones que permitirán realizar los cantos en los turnos correspondientes. <text:s/>Se mostrarán las cartas de cada jugador, diferenciando las propias (únicas cartas a las cuales se conoce su valor) con las de los demas jugadores (cartas "dadas vuelta"), y además se diferenciará entre las cartas tiradas y las no tiradas (Diferentes posiciones y tamaño).</text:span></text:p>
      <text:p text:style-name="P106">Las cartas podrán clickearse para ser tiradas en el turno correspondiente.</text:p>
      <text:p text:style-name="P22">Dentro de la partida <text:span text:style-name="T31">un jugador puede</text:span> rendir<text:span text:style-name="T31">se</text:span> haciendo click en un boton, <text:span text:style-name="T27">informando al oponente que éste ha ganado la partida y </text:span>d<text:span text:style-name="T31">irigiendo</text:span> a ambos jugadores al lobby.</text:p>
      <text:list xml:id="list215547672591380" text:continue-numbering="true" text:style-name="WW8Num1">
        <text:list-item>
          <text:list>
            <text:list-item>
              <text:h text:style-name="P139" text:outline-level="2">Interfaz de Comunicación</text:h>
            </text:list-item>
          </text:list>
        </text:list-item>
      </text:list>
      <text:p text:style-name="P12">El usuario se comunica a traves de <text:span text:style-name="T23">un</text:span> navegador Web con el servidor. <text:span text:style-name="T21">La comunicación usuario-servidor se realiza principalmente a través del protocolo Http.</text:span></text:p>
      <text:p text:style-name="P12"/>
      <text:list xml:id="list215548142463552" text:continue-numbering="true" text:style-name="WW8Num1">
        <text:list-item>
          <text:list>
            <text:list-item>
              <text:h text:style-name="P140" text:outline-level="2">Requerimientos de funcionalidad</text:h>
            </text:list-item>
          </text:list>
        </text:list-item>
      </text:list>
      <text:p text:style-name="P104">Casos de uso:</text:p>
      <text:p text:style-name="P21"/>
      <text:p text:style-name="P23">Caso de uso 1: Registrarse</text:p>
      <text:p text:style-name="P23">Actor primario: Usuario</text:p>
      <text:p text:style-name="P23">Precondici<text:span text:style-name="T127">o</text:span>n: Estar en la pagina de registro de usuarios</text:p>
      <text:p text:style-name="P61">Escenario exitoso principal: 1) Se completo el cuadro de texto de nombre de usuario <text:span text:style-name="T125">con una longitud válida y </text:span>con</text:p>
      <text:p text:style-name="P61"><text:span text:style-name="T125"><text:s text:c="49"/></text:span>caracteres válidos.</text:p>
      <text:p text:style-name="P23"><text:s text:c="29"/><text:span text:style-name="T125"><text:s text:c="15"/></text:span>2) Se completo el cuadro de texto contraseña.</text:p>
      <text:p text:style-name="P23"><text:s text:c="29"/><text:span text:style-name="T125"><text:s text:c="15"/></text:span>3) Se completo el cuadro de texto confirmar contraseña<text:span text:style-name="T59">.</text:span></text:p>
      <text:p text:style-name="P23"><text:s text:c="32"/><text:span text:style-name="T125"><text:s text:c="16"/></text:span>con la misma contraseña que en el cuadro anterior.</text:p>
      <text:p text:style-name="P23"><text:s text:c="29"/><text:span text:style-name="T125"><text:s text:c="15"/></text:span>4) Se clickea el boton Registrarse.</text:p>
      <text:p text:style-name="P23"><text:s text:c="29"/><text:span text:style-name="T125"><text:s text:c="15"/></text:span>5) Se informa que el Registro es valido y se da la opcion</text:p>
      <text:p text:style-name="P23"><text:s text:c="32"/><text:span text:style-name="T125"><text:s text:c="16"/></text:span>de volver a la pagina principal para logearse.</text:p>
      <text:p text:style-name="P23">Escenario excepcionales:</text:p>
      <text:p text:style-name="P23"><text:s text:c="4"/><text:span text:style-name="T125">5)</text:span> Caracteres invalidos: Muestra un mensaje avisando que hay detalles invalidos en el registro y pide volver a registrarse. Caracteres invalidos seran todos aquellos que no sean de tipo alfanumerico o @/./+/-/_</text:p>
      <text:p text:style-name="P23"><text:soft-page-break/><text:s text:c="4"/><text:span text:style-name="T125">5)</text:span> Nombre de usuario de longitud mayor a la maxima permitida: Si se supera el tamaño maximo permitido para nombre de usuario (30 caracteres validos) se muestra un mensaje avisando que hay detalles invalidos en el registro y pide volver a registrarse.</text:p>
      <text:p text:style-name="P23"><text:s text:c="4"/><text:span text:style-name="T125">5)</text:span> Campo 'contraseña' no es igual al campo 'confirmar contraseña' para lo cual se muestra un mensaje avisando que hay detalles invalidos en el registro y pide volver a registrarse.</text:p>
      <text:p text:style-name="P23"><text:s text:c="4"/><text:span text:style-name="T125">5)</text:span> El usuario ingresado ya es un usuario registrado para lo cual se muestra un mensaje avisando que hay detalles invalidos en el registro y pide volver a registrase.</text:p>
      <text:p text:style-name="P23"/>
      <text:p text:style-name="P23">Caso de uso 2: Loguearse</text:p>
      <text:p text:style-name="P23">Actor primario: Usuario</text:p>
      <text:p text:style-name="P23">Precondicion: Estar en la pagina <text:span text:style-name="T126">inicial</text:span></text:p>
      <text:p text:style-name="P23">Escenario exitoso principal: 1) Se completaron los cuadros de texto con nombre de usuario y contraseña.</text:p>
      <text:p text:style-name="P23"><text:s text:c="29"/><text:span text:style-name="T125"><text:s text:c="15"/></text:span>2) Se clickeo el boton 'Loguearse'.</text:p>
      <text:p text:style-name="P23"><text:s text:c="29"/><text:span text:style-name="T125"><text:s text:c="15"/></text:span>3) Se lo redirecciona a un lobby donde se encuentra la lista de usuarios conectados.</text:p>
      <text:p text:style-name="P23">Escenarios excepcionales:</text:p>
      <text:p text:style-name="P23"><text:s text:c="4"/><text:span text:style-name="T127">1)</text:span> Nombre de usuario o contraseña no coinciden con los usuarios registrados, por lo que se muestra un mensaje</text:p>
      <text:p text:style-name="P23"><text:s text:c="6"/>de que el nombre de usuario y la contraseña no son validos.</text:p>
      <text:p text:style-name="P23"/>
      <text:p text:style-name="P23">Caso de uso 3: Desloguearse</text:p>
      <text:p text:style-name="P23">Actor primario: Usuario</text:p>
      <text:p text:style-name="P23">Precondicion: Haberse logueado y no encontrarse en ninguna partida</text:p>
      <text:p text:style-name="P23">Escenario exitoso principal: 1) Hacer click en el boton de desloguarse.</text:p>
      <text:p text:style-name="P23"><text:s text:c="29"/><text:span text:style-name="T127"><text:s text:c="15"/></text:span>2) Se redirige al usuario a la pagina principal.</text:p>
      <text:p text:style-name="P23">Escenarios excepcionales:</text:p>
      <text:p text:style-name="P23"/>
      <text:p text:style-name="P23">Caso de uso 4: Invitar a jugar</text:p>
      <text:p text:style-name="P23">Actor primario: Usuario</text:p>
      <text:p text:style-name="P23">Precondicion: Estar logueado y que haya otros usuario<text:span text:style-name="T32">s</text:span> logueados disponibles</text:p>
      <text:p text:style-name="P23">Escenario exitoso principal: 1) Click en el boton 'invitar' al costado de un jugador de la lista de usuarios logueados.</text:p>
      <text:p text:style-name="P65"><text:s text:c="29"/><text:span text:style-name="T127"><text:s text:c="15"/></text:span>2) <text:span text:style-name="T141">Si es la primer invitacion que realizamos s</text:span>eleccionamos a cuantos puntos vamos a </text:p>
      <text:p text:style-name="P65"><text:span text:style-name="T141"><text:s text:c="48"/></text:span>jugar la partida.</text:p>
      <text:p text:style-name="P102"><text:s text:c="29"/><text:span text:style-name="T127"><text:s text:c="15"/></text:span>3) <text:span text:style-name="T141">Si es la primera invitacion que realizamos s</text:span>eleccionamos la cantidad de jugadores que </text:p>
      <text:p text:style-name="P102"><text:span text:style-name="T141"><text:s text:c="48"/></text:span>tendrá la partida.</text:p>
      <text:p text:style-name="P23"><text:s text:c="29"/><text:span text:style-name="T127"><text:s text:c="15"/>4</text:span>) Se le envia una invitacion al jugador.</text:p>
      <text:p text:style-name="P23"><text:s text:c="29"/><text:span text:style-name="T127"><text:s text:c="15"/>5</text:span>) Se espera que este acepte o la rechace.</text:p>
      <text:p text:style-name="P23">Ecenario excepcionales:</text:p>
      <text:p text:style-name="P39"><text:s text:c="4"/><text:span text:style-name="T127">5)</text:span> El jugador al que se le envio la invitacion ingresa a otra partida,<text:span text:style-name="T59"> </text:span>lo que hace que la invitacion sea rechazada <text:span text:style-name="T59"><text:s text:c="2"/></text:span></text:p>
      <text:p text:style-name="P39"><text:span text:style-name="T59"><text:s text:c="8"/></text:span>automaticamente<text:span text:style-name="T59">.</text:span></text:p>
      <text:p text:style-name="P23"/>
      <text:p text:style-name="P23">Caso de uso 5: Aceptar invitacion</text:p>
      <text:p text:style-name="P23">Actor primario: Usuario</text:p>
      <text:p text:style-name="P23">Precondicion: Estar logueado y que un usuario te haya invitado</text:p>
      <text:p text:style-name="P23">Escenario Exitoso Principal: <text:span text:style-name="T60"><text:s/></text:span>1) Se muestra un mensaje con la invitacion.</text:p>
      <text:p text:style-name="P23"><text:s text:c="30"/><text:tab/> <text:s text:c="4"/>2) Dentro del menseje recibido le damos click al boton 'aceptar'.</text:p>
      <text:p text:style-name="P40"><text:s text:c="30"/><text:tab/> <text:s text:c="4"/><text:span text:style-name="T60">3) Si aceptando se logra que hayan aceptado la cantidad de jugadores necesarios</text:span></text:p>
      <text:p text:style-name="P81"><text:s text:c="51"/>para iniciar la partida, se inicia la partida.</text:p>
      <text:p text:style-name="P23">Escenarios Excepcionales:</text:p>
      <text:p text:style-name="P23"><text:s text:c="6"/><text:span text:style-name="T52">2)</text:span> En el tiempo que tardamos en responder a la invitacion el jugador que nos envio</text:p>
      <text:p text:style-name="P23"><text:s text:c="6"/>la invitacion ya ha comenzado otra partida. En este caso la invitacion se cancela automaticamente.</text:p>
      <text:p text:style-name="P23"/>
      <text:p text:style-name="P23">Caso de uso 6: Rechazar invitacion</text:p>
      <text:p text:style-name="P23">Actor Primario: Usuario</text:p>
      <text:p text:style-name="P23">Precondicion: Estar logueado y que un usuario te haya invitado</text:p>
      <text:p text:style-name="P23">Escenario Exitoso Principal: 1) Se muestra un mensaje con la invitacion.</text:p>
      <text:p text:style-name="P23"><text:soft-page-break/><text:s text:c="29"/><text:span text:style-name="T127"><text:s text:c="16"/></text:span>2) Dentro del menseje recibido le damos click al boton 'rechazar'.</text:p>
      <text:p text:style-name="P23"><text:s text:c="29"/><text:span text:style-name="T127"><text:s text:c="16"/></text:span>3) Se le informa al otro usuario que la invitacion fue rechazada. (*)</text:p>
      <text:p text:style-name="P23">Escenarios Excepcionales:</text:p>
      <text:p text:style-name="P23"/>
      <text:p text:style-name="P23">Caso de uso 7: Iniciar partida</text:p>
      <text:p text:style-name="P23">Actor primario: Sistema</text:p>
      <text:p text:style-name="P23">Precondicion: <text:span text:style-name="T60">Los usuarios necesarios para iniciar la partida, según la cantidad de jugadores elegidos por el usuario que realizo las invitaciones y el puntaje elegido, aceptaron sus respectivas invitaciones.</text:span></text:p>
      <text:p text:style-name="P23">Escenario Exitoso Principal: 1) Se obtiene un mazo</text:p>
      <text:p text:style-name="P23"><text:s text:c="29"/><text:span text:style-name="T127"><text:s text:c="16"/></text:span>2) Se comienza la ronda inicial con el mazo obtenido</text:p>
      <text:p text:style-name="P62"><text:s text:c="29"/><text:span text:style-name="T127"><text:s text:c="16"/></text:span>3) Se <text:span text:style-name="T60">crean dos equipos, ambos con la misma cantidad de jugadores (siempre los</text:span></text:p>
      <text:p text:style-name="P99"><text:s text:c="50"/>equipos tendrán la mitad de los jugadores totales de la partida), conformados ambos</text:p>
      <text:p text:style-name="P99"><text:s text:c="50"/>por los todos los jugadores de la partida, repartidos al azar.</text:p>
      <text:p text:style-name="P81"><text:s text:c="26"/><text:span text:style-name="T61"><text:s text:c="19"/>4) Se setea como mano a un jugador al azar.</text:span></text:p>
      <text:p text:style-name="P84"><text:s text:c="29"/><text:span text:style-name="T128"><text:s text:c="16"/></text:span>5) Se inicia una ronda.</text:p>
      <text:p text:style-name="P23">Escenarios excepcionales:</text:p>
      <text:p text:style-name="P23"/>
      <text:p text:style-name="P23">Caso de uso 8: Retirarse de la partida</text:p>
      <text:p text:style-name="P23">Actor primario: Usuario</text:p>
      <text:p text:style-name="P23">Precondicion: Estar en una partida<text:span text:style-name="T138"> no finalizada</text:span></text:p>
      <text:p text:style-name="P43">Escenario Exitoso Principal: 1) Se <text:span text:style-name="T33">hace click en el botón para salir de la partida.</text:span></text:p>
      <text:p text:style-name="P82"><text:s text:c="45"/>2) Se redirije al jugador que abandona al lobby.</text:p>
      <text:p text:style-name="P42"><text:s text:c="29"/><text:span text:style-name="T64"><text:s text:c="16"/>3</text:span>) Se le informa a <text:span text:style-name="T62">los </text:span>otro<text:span text:style-name="T62">s</text:span> jugador<text:span text:style-name="T63">es</text:span> que <text:span text:style-name="T62">el jugador que abandonó la partida</text:span> se ha</text:p>
      <text:p text:style-name="P44"><text:span text:style-name="T64"><text:s text:c="49"/></text:span>retirado<text:span text:style-name="T66">. (*)</text:span></text:p>
      <text:p text:style-name="P82"><text:s text:c="45"/>4) Se finaliza la partida.</text:p>
      <text:p text:style-name="P23">Escenario<text:span text:style-name="T34">s</text:span> excepcionales:</text:p>
      <text:p text:style-name="P23"/>
      <text:p text:style-name="P23">Caso de uso 9: Finalizar <text:span text:style-name="T34">p</text:span>artida</text:p>
      <text:p text:style-name="P23">Actor primario: Sistema</text:p>
      <text:p text:style-name="P23">Precondicion: Un usuario se ha retirado de la partida o se ha alcanzado el puntaje maximo<text:span text:style-name="T140">.</text:span></text:p>
      <text:p text:style-name="P23">Escenario Exitoso Principal: 1) Se identifica a un <text:span text:style-name="T65">equipo </text:span>ganador<text:span text:style-name="T67">.</text:span></text:p>
      <text:p text:style-name="P45"><text:s text:c="32"/>1.a) En caso de que un jugador se haya retirado, el <text:span text:style-name="T67">equipo al que no pertenecía tal jugador es el</text:span></text:p>
      <text:p text:style-name="P87"><text:s text:c="39"/>ganador.</text:p>
      <text:p text:style-name="P23"><text:s text:c="32"/>1.b) En caso de <text:span text:style-name="T68">que un equipo </text:span>alcan<text:span text:style-name="T68">ce</text:span> el puntaje maximo, ese <text:span text:style-name="T68">equipo</text:span> es el ganador</text:p>
      <text:p text:style-name="P83"><text:s text:c="29"/>2) Se le muestra <text:span text:style-name="T69">a los jugadores en partida pertenecientes al equipo</text:span> ganador que <text:span text:style-name="T69">son</text:span> <text:span text:style-name="T69">los</text:span> ganador<text:span text:style-name="T69">es</text:span></text:p>
      <text:p text:style-name="P83"><text:span text:style-name="T70"><text:s text:c="34"/></text:span>y a<text:span text:style-name="T69"> los jugadores en partida pertenecientes al equipo</text:span> perded<text:span text:style-name="T69">or </text:span>que <text:span text:style-name="T69">son</text:span> <text:span text:style-name="T69">los</text:span> perdedor<text:span text:style-name="T69">es. (*)</text:span></text:p>
      <text:p text:style-name="P23"><text:s text:c="29"/><text:span text:style-name="T58">3</text:span>) S<text:span text:style-name="T139">e les muestra a todos un boton para salir de la partida.</text:span></text:p>
      <text:p text:style-name="P101"><text:tab/><text:tab/> <text:s/>4) Los jugadores hacen click en el boton para salir de la partida y se los redirecciona al lobby.</text:p>
      <text:p text:style-name="P101"><text:s text:c="34"/>En el caso de ser el ultimo en salir de la partida, se cierra la partida.</text:p>
      <text:p text:style-name="P23">Escenarios excepcionales:</text:p>
      <text:p text:style-name="P23"/>
      <text:p text:style-name="P23">Caso de uso 10: Iniciar ronda</text:p>
      <text:p text:style-name="P23">Actor primario: Sistema</text:p>
      <text:p text:style-name="P23">Precondicion: Se acaba de iniciar la partida, o se ha terminado otra ronda</text:p>
      <text:p text:style-name="P46">Escenario Exitoso Principal: 1) Se reparten las cartas<text:span text:style-name="T74">.</text:span></text:p>
      <text:p text:style-name="P46"><text:span text:style-name="T73"><text:tab/> <text:s text:c="30"/>2)</text:span> <text:span text:style-name="T73">S</text:span>e le establece al jugador mano que es su turno<text:span text:style-name="T71">.</text:span></text:p>
      <text:p text:style-name="P41"><text:s text:c="29"/><text:span text:style-name="T72"><text:s text:c="16"/>3</text:span>) Se inicia la primer etapa de la ronda<text:span text:style-name="T72">.</text:span></text:p>
      <text:p text:style-name="P41">Escenarios Excepcionales:</text:p>
      <text:p text:style-name="P23"/>
      <text:p text:style-name="P23">Caso de uso 11: Finalizar Ronda</text:p>
      <text:p text:style-name="P23">Actor primario: Sistema</text:p>
      <text:p text:style-name="P35">Precondicion: Se tiene un <text:span text:style-name="T75">equipo </text:span>ganador de las etapas <text:span text:style-name="T39">siguiendo las reglas del juego.</text:span></text:p>
      <text:p text:style-name="P47">Escenario Exitoso Principal: <text:span text:style-name="T55">1) Se muestra un boton 'continuar' a cada jugador de la partida para avanzar a la</text:span></text:p>
      <text:p text:style-name="P88"><text:s text:c="50"/>siguiente ronda y un botón 'Pedir mostrar cartas' al jugador "pie" del equipo que </text:p>
      <text:p text:style-name="P88"><text:soft-page-break/><text:s text:c="50"/>perdio el envido en los cantos, en caso de que este se haya jugado.</text:p>
      <text:p text:style-name="P77"><text:tab/><text:tab/><text:tab/> <text:s text:c="3"/>2) Si se jug<text:span text:style-name="T77">ó</text:span> el envido el jugador <text:span text:style-name="T76">"pie" del equipo </text:span>que lo perdi<text:span text:style-name="T78">ó</text:span> puede o no clickear el <text:span text:style-name="T76"><text:tab/><text:tab/><text:tab/> <text:s text:c="8"/></text:span>botón 'Pedi<text:span text:style-name="T76">r </text:span>mostrar cartas'.</text:p>
      <text:p text:style-name="P48"><text:tab/><text:tab/><text:tab/> <text:s text:c="7"/><text:span text:style-name="T55">2.a) Si el jugador "pie" del equipo que perdió el envido en los cantos clickeó el botón <text:tab/><text:tab/><text:tab/> <text:s text:c="14"/>'Pedir mostrar cartas' se le avisa al otro equipo que se le pidió mostrar sus cartas</text:span></text:p>
      <text:p text:style-name="P89"><text:s text:c="56"/>y las cartas que suman la mayor cantidad de puntos del envido del jugador que</text:p>
      <text:p text:style-name="P98"><text:s text:c="56"/>ganó el envido aparecen en la mesa.<text:span text:style-name="T129"> (*)</text:span></text:p>
      <text:p text:style-name="P85"><text:s text:c="56"/>Si las cartas en la mesa no co<text:span text:style-name="T80">inciden</text:span> con los puntos cantados, se le informa a</text:p>
      <text:p text:style-name="P85"><text:s text:c="56"/>los jugadores del otro equipo que el equipo contrario mintió.</text:p>
      <text:p text:style-name="P37"><text:tab/><text:tab/><text:tab/> <text:s text:c="3"/><text:span text:style-name="T55">3) Todos los jugadores de la partida clickean el botón 'Continuar'</text:span></text:p>
      <text:p text:style-name="P77"><text:tab/><text:tab/><text:tab/> <text:s text:c="3"/>4) Se decide quien fue el ganador del envido, dependiendo si se pidi<text:span text:style-name="T82">ó</text:span> mostrar cartas o <text:tab/><text:tab/><text:tab/> <text:s text:c="7"/>no<text:span text:style-name="T81">.</text:span></text:p>
      <text:p text:style-name="P37"><text:span text:style-name="T55"><text:tab/><text:tab/><text:tab/> <text:s text:c="3"/>5</text:span>) <text:span text:style-name="T53">Se reparten los puntos.</text:span></text:p>
      <text:p text:style-name="P35"><text:tab/><text:tab/><text:tab/> <text:s text:c="3"/><text:span text:style-name="T55">6) </text:span>Se inicia una ronda nueva<text:span text:style-name="T84">.</text:span></text:p>
      <text:p text:style-name="P23"><text:s text:c="29"/><text:tab/> <text:s text:c="3"/><text:span text:style-name="T55">7</text:span>) Se define como nueva mano al jugador <text:span text:style-name="T83">"de la derecha" del jugador mano actual.</text:span></text:p>
      <text:p text:style-name="P36">Escenarios excepcionales:</text:p>
      <text:p text:style-name="P36"><text:tab/><text:span text:style-name="T79">6,7)</text:span> Se ha llegado al puntaje maximo de la partida, con lo que se finaliza la partida<text:span text:style-name="T129">. (*)</text:span></text:p>
      <text:p text:style-name="P23"/>
      <text:p text:style-name="P23"/>
      <text:p text:style-name="P23">Caso de uso 12: Tirar una carta</text:p>
      <text:p text:style-name="P23">Actor primario: Usuario</text:p>
      <text:p text:style-name="P23">Precondicion: <text:span text:style-name="T56">Q</text:span>ue sea tu turno <text:span text:style-name="T56">de tirar</text:span></text:p>
      <text:p text:style-name="P23">Escenario exitoso principal: 1) El jugador clickea una carta de su mano<text:span text:style-name="T87">.</text:span></text:p>
      <text:p text:style-name="P23"><text:s text:c="29"/><text:span text:style-name="T130"><text:s text:c="15"/></text:span>2) La carta se muestra en la mesa de juego para <text:span text:style-name="T85">todos los</text:span> jugadore<text:span text:style-name="T130">s</text:span></text:p>
      <text:p text:style-name="P51"><text:s text:c="29"/><text:span text:style-name="T130"><text:s text:c="15"/></text:span>3) <text:span text:style-name="T94">Se prosigue dependiendo si se ha terminado o no la etapa</text:span></text:p>
      <text:p text:style-name="P90"><text:s text:c="31"/><text:span text:style-name="T130"><text:s text:c="15"/></text:span>3.a) Si no todos los jugadores han tirado una carta en la etapa</text:p>
      <text:p text:style-name="P50"><text:span text:style-name="T91"><text:s text:c="48"/>3.a.a) <text:s/>El turno </text:span>pasa a ser del jugador<text:span text:style-name="T86"> "de la derecha" de quien está tirando la carta.</text:span> </text:p>
      <text:p text:style-name="P51"><text:s text:c="29"/><text:span text:style-name="T92"><text:s text:c="17"/>3.b</text:span>) Si <text:span text:style-name="T88">todos los jugadores han tirado ya una carta en la etapa</text:span> </text:p>
      <text:p text:style-name="P63"><text:span text:style-name="T94"><text:s text:c="48"/>3.b.a) S</text:span>e define <text:span text:style-name="T94">cual jugador</text:span> fue el<text:span text:style-name="T94"> </text:span>ganador de<text:span text:style-name="T93"> la misma y el turno pasa a ser de este </text:span></text:p>
      <text:p text:style-name="P100"><text:s text:c="58"/>jugador.</text:p>
      <text:p text:style-name="P91"><text:s text:c="33"/><text:span text:style-name="T130"><text:s text:c="15"/></text:span>3.b.b) Se define que el equipo al que pertenece el ganador de la etapa es el equipo </text:p>
      <text:p text:style-name="P91"><text:span text:style-name="T130"><text:s text:c="58"/></text:span>ganador de la etapa.</text:p>
      <text:p text:style-name="P86"><text:s text:c="33"/><text:span text:style-name="T130"><text:s text:c="15"/></text:span>3.b.c)<text:span text:style-name="T95"> Se crea una nueva etapa</text:span></text:p>
      <text:p text:style-name="P63">Escenario excepcionales:</text:p>
      <text:p text:style-name="P63"><text:span text:style-name="T130"><text:tab/>3)</text:span> <text:span text:style-name="T89">Si se encuentran todas las cartas de los jugadores tiradas, </text:span>no se pasa el turno <text:span text:style-name="T90">a </text:span>otro</text:p>
      <text:p text:style-name="P49"><text:span text:style-name="T89"><text:s text:c="18"/></text:span>jugador, y tampoco se crea una nueva etapa, sino que se finaliza la ronda<text:span text:style-name="T130">.</text:span></text:p>
      <text:p text:style-name="P23"/>
      <text:p text:style-name="P23">Caso de uso 13: Cantar <text:span text:style-name="T130">e</text:span>nvido</text:p>
      <text:p text:style-name="P23">Actor primario: Usuario</text:p>
      <text:p text:style-name="P23">Precondicion: <text:span text:style-name="T142">E</text:span>star en la primer etapa <text:span text:style-name="T52">de una ronda</text:span>, <text:span text:style-name="T42">que sea tu turno,</text:span> <text:span text:style-name="T41">que no se haya cantado y aceptado el truco, que no se haya jugado ya el envido,</text:span> <text:span text:style-name="T142">que no se haya cantado el real envido o la falta envido y o bien que no se haya cantado el envido o bien ser el pie del equipo y que se te este cantando envido y ese sea el primer envido cantado.</text:span></text:p>
      <text:p text:style-name="P23">Escenario exitoso principal: 1) El jugador clickea en envido.</text:p>
      <text:p text:style-name="P23"><text:s text:c="28"/><text:tab/> <text:s text:c="2"/>2) Se le notifica al<text:span text:style-name="T96"> otro equipo</text:span> que le ha<text:span text:style-name="T52">n</text:span> cantado envido.</text:p>
      <text:p text:style-name="P23">Escenarios excepcionales:</text:p>
      <text:p text:style-name="P23"><text:s/></text:p>
      <text:p text:style-name="P23">Caso de uso 14: Querer envido</text:p>
      <text:p text:style-name="P23">Actor primario: Usuario</text:p>
      <text:p text:style-name="P23">Precondicion: <text:span text:style-name="T97">Ser el pie de mi equipo y q</text:span>ue <text:span text:style-name="T143">un jugador del otro equipo</text:span> haya cantado envido</text:p>
      <text:p text:style-name="P23">Escenario exitoso principal <text:span text:style-name="T41">1</text:span>) El jugador clickea 'quiero'.</text:p>
      <text:p text:style-name="P23"><text:s text:c="29"/><text:tab/> <text:s/><text:span text:style-name="T41">2</text:span>) Se le notifica al otro <text:span text:style-name="T98">equipo</text:span> que se quiso el envido.</text:p>
      <text:p text:style-name="P23"><text:s text:c="29"/><text:tab/> <text:s/><text:span text:style-name="T41">3</text:span>) El jugador mano debera cantar sus puntos<text:span text:style-name="T99">.</text:span></text:p>
      <text:p text:style-name="P23"><text:span text:style-name="T35">E</text:span>scenario<text:span text:style-name="T35">s</text:span> excepcionales:</text:p>
      <text:p text:style-name="P23"/>
      <text:p text:style-name="P23"><text:soft-page-break/>Caso de uso 15: No querer envido</text:p>
      <text:p text:style-name="P23">Actor primario: Usuario</text:p>
      <text:p text:style-name="P23">Precondicion: <text:span text:style-name="T101">Ser el pie del equipo y q</text:span>ue <text:span text:style-name="T144">un jugador del otro equipo</text:span> haya cantado envido</text:p>
      <text:p text:style-name="P23">Escenario exitoso principal: <text:span text:style-name="T41">1</text:span>) El jugador clickea <text:span text:style-name="T41">'</text:span>no quiero<text:span text:style-name="T41">'</text:span>.</text:p>
      <text:p text:style-name="P23"><text:s text:c="29"/><text:tab/> <text:s text:c="2"/><text:span text:style-name="T41">2</text:span>) Se le notifica al otro <text:span text:style-name="T100">equipo</text:span> que no se quiso el envido.</text:p>
      <text:p text:style-name="P23">Escenario<text:span text:style-name="T35">s</text:span> excepcionales:</text:p>
      <text:p text:style-name="P23"/>
      <text:p text:style-name="P26"/>
      <text:p text:style-name="P26">Caso de uso 1<text:span text:style-name="T44">6</text:span>: Cantar <text:span text:style-name="T135">real envido</text:span></text:p>
      <text:p text:style-name="P26">Actor primario: Usuario</text:p>
      <text:p text:style-name="P26">Precondicion: <text:span text:style-name="T145">E</text:span>star en la primer etapa, <text:span text:style-name="T42">que sea tu turno,</text:span> que no se haya cantado y aceptado el truco, <text:span text:style-name="T53">que no se haya jugado ya el envido, que no se haya cantado ya real envido o falta envido y en caso de que te esten cantando envido ser el pie del equipo.</text:span></text:p>
      <text:p text:style-name="P26">Escenario exitoso principal: 1) El jugador clickea en <text:span text:style-name="T42">'real </text:span>envido<text:span text:style-name="T42">'</text:span>.</text:p>
      <text:p text:style-name="P26"><text:s text:c="29"/><text:tab/> <text:s text:c="2"/>2) Se le notifica al otro <text:span text:style-name="T102">equipo</text:span> que le han cantado <text:span text:style-name="T42">real </text:span>envido.</text:p>
      <text:p text:style-name="P26">Escenarios excepcionales:</text:p>
      <text:p text:style-name="P26"><text:s/></text:p>
      <text:p text:style-name="P26">Caso de uso 1<text:span text:style-name="T44">7</text:span>: Querer <text:span text:style-name="T42">real </text:span>envido</text:p>
      <text:p text:style-name="P26">Actor primario: Usuario</text:p>
      <text:p text:style-name="P26">Precondicion: <text:span text:style-name="T103">Ser el pie del equipo y q</text:span>ue <text:span text:style-name="T146">algun jugador del otro equipo</text:span> haya cantado <text:span text:style-name="T42">real envido</text:span></text:p>
      <text:p text:style-name="P26">Escenario exitoso principal: <text:span text:style-name="T42">1</text:span>) El jugador clickea 'quiero'.</text:p>
      <text:p text:style-name="P26"><text:s text:c="29"/><text:tab/> <text:s text:c="2"/><text:span text:style-name="T42">2</text:span>) Se le notifica al <text:span text:style-name="T104">equipo</text:span> jugador que se quiso el <text:span text:style-name="T42">real </text:span>envido.</text:p>
      <text:p text:style-name="P26"><text:s text:c="29"/><text:tab/> <text:s text:c="2"/><text:span text:style-name="T42">3</text:span>) El jugador mano debera cantar sus puntos</text:p>
      <text:p text:style-name="P26"><text:span text:style-name="T35">E</text:span>scenario<text:span text:style-name="T35">s</text:span> excepcionales:</text:p>
      <text:p text:style-name="P26"/>
      <text:p text:style-name="P26">Caso de uso 1<text:span text:style-name="T44">8</text:span>: No querer <text:span text:style-name="T42">real </text:span>envid<text:span text:style-name="T131">o</text:span></text:p>
      <text:p text:style-name="P26">Actor primario: Usuario</text:p>
      <text:p text:style-name="P52">Precondicion: <text:span text:style-name="T103">Ser el pie del equipo y q</text:span>ue <text:span text:style-name="T146">algun jugador del otro equipo</text:span> haya cantado <text:span text:style-name="T42">real envido</text:span></text:p>
      <text:p text:style-name="P26">Escenario exitoso principal: <text:span text:style-name="T42">1</text:span>) El jugador clickea <text:span text:style-name="T45">'</text:span>no quiero<text:span text:style-name="T45">'</text:span>.</text:p>
      <text:p text:style-name="P26"><text:s text:c="29"/><text:tab/> <text:s text:c="2"/><text:span text:style-name="T42">2</text:span>) Se le notifica al otro <text:span text:style-name="T105">equipo</text:span> que no se quiso el <text:span text:style-name="T52">real </text:span>envido.</text:p>
      <text:p text:style-name="P26">Escenario<text:span text:style-name="T35">s</text:span> excepcionales:</text:p>
      <text:p text:style-name="P26"/>
      <text:p text:style-name="P27">Caso de uso 1<text:span text:style-name="T44">9</text:span>: Cantar <text:span text:style-name="T135">falta envido</text:span></text:p>
      <text:p text:style-name="P27">Actor primario: Usuario</text:p>
      <text:p text:style-name="P27">Precondicion: <text:span text:style-name="T106">Ser el pie del equipo,</text:span> estar en la primer etapa, <text:span text:style-name="T42">que sea tu turno,</text:span> que no se haya cantado y aceptado el truco, <text:span text:style-name="T53">que no se haya jugado ya el envido, que no se haya cantado falta envido y en caso de que te esten cantando envido o real envido ser el pie del equipo.</text:span></text:p>
      <text:p text:style-name="P27">Escenario exitoso principal: 1) El jugador clickea en <text:span text:style-name="T42">'falta envido'</text:span>.</text:p>
      <text:p text:style-name="P27"><text:s text:c="29"/><text:tab/> <text:s text:c="2"/>2) Se le notifica al otro <text:span text:style-name="T107">equipo</text:span> que le han cantado <text:span text:style-name="T45">falta </text:span>envido.</text:p>
      <text:p text:style-name="P27">Escenarios excepcionales:</text:p>
      <text:p text:style-name="P27"><text:s/></text:p>
      <text:p text:style-name="P27">Caso de uso <text:span text:style-name="T44">20</text:span>: Querer <text:span text:style-name="T43">falta </text:span>envido</text:p>
      <text:p text:style-name="P27">Actor primario: Usuario</text:p>
      <text:p text:style-name="P27">Precondicion: <text:span text:style-name="T108">Ser el pie del equipo y que algun jugador del otro equipo</text:span> haya cantado <text:span text:style-name="T44">falta envido</text:span></text:p>
      <text:p text:style-name="P27">Escenario exitoso principal: <text:span text:style-name="T42">1</text:span>) El jugador clickea 'quiero'.</text:p>
      <text:p text:style-name="P27"><text:s text:c="29"/><text:tab/> <text:s text:c="2"/><text:span text:style-name="T42">2</text:span>) Se le notifica al otro <text:span text:style-name="T109">equipo</text:span> que se quiso <text:span text:style-name="T44">la</text:span> <text:span text:style-name="T44">falta envido</text:span>.</text:p>
      <text:p text:style-name="P27"><text:s text:c="29"/><text:tab/> <text:s text:c="2"/><text:span text:style-name="T42">3</text:span>) El jugador mano debera cantar sus puntos</text:p>
      <text:p text:style-name="P27"><text:span text:style-name="T35">E</text:span>scenario<text:span text:style-name="T35">s</text:span> excepcionales: </text:p>
      <text:p text:style-name="P27"/>
      <text:p text:style-name="P27">Caso de uso <text:span text:style-name="T44">21</text:span>: No querer <text:span text:style-name="T43">falta </text:span>envido</text:p>
      <text:p text:style-name="P27">Actor primario: Usuario</text:p>
      <text:p text:style-name="P53">Precondicion: <text:span text:style-name="T108">Ser el pie del equipo y que algun jugador del otro equipo</text:span> haya cantado <text:span text:style-name="T44">falta envido</text:span></text:p>
      <text:p text:style-name="P27">Escenario exitoso principal: <text:span text:style-name="T42">1</text:span>) El jugador clickea <text:span text:style-name="T44">'</text:span>no quiero<text:span text:style-name="T44">'</text:span>. </text:p>
      <text:p text:style-name="P27"><text:s text:c="29"/><text:tab/> <text:s text:c="2"/><text:span text:style-name="T42">2</text:span>) Se le notifica al otro <text:span text:style-name="T110">equipo</text:span> que no se quiso <text:span text:style-name="T44">la falta</text:span> envido.</text:p>
      <text:p text:style-name="P27"><text:soft-page-break/>Escenario<text:span text:style-name="T35">s</text:span> excepcionales:</text:p>
      <text:p text:style-name="P23"/>
      <text:p text:style-name="P23">Caso de uso <text:span text:style-name="T46">22</text:span>: Cantar puntos</text:p>
      <text:p text:style-name="P23">Actor primario: Usuario</text:p>
      <text:p text:style-name="P23">Precondicion: Que se haya querido el envido <text:span text:style-name="T46">o real envido o falta envido</text:span> y sea tu turno de cantar</text:p>
      <text:p text:style-name="P57">Escenario exitoso principal:</text:p>
      <text:p text:style-name="P57"><text:s text:c="30"/>1) Se muestra un cuadro <text:span text:style-name="T47">con botones y opciones</text:span>.</text:p>
      <text:p text:style-name="P28"><text:s text:c="32"/>1.<text:span text:style-name="T53">a</text:span>) En el caso que sea el primero en cantar</text:p>
      <text:p text:style-name="P28"><text:tab/><text:tab/> <text:s text:c="8"/><text:span text:style-name="T48">1.a.a) Se muestra el cuadro con una lista desplegable para seleccionar los puntos y un</text:span></text:p>
      <text:p text:style-name="P69"><text:s text:c="46"/>boton 'cantar'.</text:p>
      <text:p text:style-name="P73"><text:tab/><text:tab/> <text:s text:c="8"/>1.a.b) El jugador selecciona los puntos que desee (Posibilidad de mentir)</text:p>
      <text:p text:style-name="P58"><text:tab/><text:tab/> <text:s text:c="8"/><text:span text:style-name="T46">1.a.c) El jugador clickea el boton 'cantar'.</text:span></text:p>
      <text:p text:style-name="P59"><text:s text:c="36"/><text:span text:style-name="T117">1.a.d) </text:span>Se notifica a <text:span text:style-name="T116">los</text:span> otro<text:span text:style-name="T116">s</text:span> jugador<text:span text:style-name="T116">es</text:span> de lo cantado.</text:p>
      <text:p text:style-name="P58"><text:s text:c="36"/><text:span text:style-name="T117">1.a.e) Se le setea el turno de cantar puntos al jugador “de la derecha”</text:span></text:p>
      <text:p text:style-name="P60"><text:s text:c="32"/>1.b<text:span text:style-name="T118">) </text:span>En el caso <text:span text:style-name="T117">de no ser el primero en cantar puntos</text:span></text:p>
      <text:p text:style-name="P28"><text:tab/><text:tab/> <text:s text:c="13"/><text:span text:style-name="T48">1.b.a) Se muestra el cuadro con una lista desplegable para seleccionar los puntos y dos</text:span></text:p>
      <text:p text:style-name="P69"><text:tab/><text:tab/><text:tab/> <text:s text:c="12"/>botones, uno 'cantar' y el otro 'son buenas'.</text:p>
      <text:p text:style-name="P29"><text:s text:c="41"/><text:span text:style-name="T48">1.b.b) El jugador podrá seleccionar puntos y clickear el boton 'cantar' o bien clickear el</text:span></text:p>
      <text:p text:style-name="P70"><text:s text:c="55"/>boton 'son buenas' para declararse perdedor sin mostrar ningún</text:p>
      <text:p text:style-name="P70"><text:tab/> <text:s text:c="40"/>punto.</text:p>
      <text:p text:style-name="P71"><text:s text:c="46"/><text:span text:style-name="T117">1.b.b.a) En el caso de seleccionar puntos y hacer click en 'cantar', si los puntos son</text:span></text:p>
      <text:p text:style-name="P92"><text:s text:c="59"/>menores que los mayores cantados por el equipo contrincante, se setea el turno</text:p>
      <text:p text:style-name="P93"><text:s text:c="59"/>al compañero “de la derecha”, si los puntos son<text:span text:style-name="T133"> </text:span>mayores<text:span text:style-name="T132"> que los mayores</text:span></text:p>
      <text:p text:style-name="P93"><text:span text:style-name="T133"><text:s text:c="59"/>cantados por el equipo contrincante</text:span>, se setea el turno<text:span text:style-name="T133"> </text:span>al contrincante “de la</text:p>
      <text:p text:style-name="P94"><text:span text:style-name="T133"><text:s text:c="59"/></text:span>derecha” del ultimo<text:span text:style-name="T132"> </text:span><text:span text:style-name="T114">contrincante</text:span> que haya cantado<text:span text:style-name="T147">, si los puntos son iguales </text:span></text:p>
      <text:p text:style-name="P129"><text:s text:c="59"/>que los mayores cantados por el equipo contrincante, si se es "mano" (nocion </text:p>
      <text:p text:style-name="P130"><text:s text:c="59"/>de mano distinta del mano de la ronda, mano de un jugador si la distancia al </text:p>
      <text:p text:style-name="P131"><text:s text:c="59"/>"mano" ,en sentido horario, de la ronda es menor) del jugador contrincante que </text:p>
      <text:p text:style-name="P131"><text:s text:c="59"/>cantó los mismos puntos que yo, se setea el turno al contrincante "de la </text:p>
      <text:p text:style-name="P131"><text:s text:c="59"/>derecha" del ultimo contrincante que haya cantado, si no, se le setea el turno al </text:p>
      <text:p text:style-name="P131"><text:s text:c="59"/>compañero "de la derecha".</text:p>
      <text:p text:style-name="P72"><text:s text:c="46"/><text:span text:style-name="T118">1.b.b.b) En el caso de hacer click en 'son buenas' se setea el turno al compañero “de la</text:span></text:p>
      <text:p text:style-name="P95"><text:s text:c="60"/>derecha”.</text:p>
      <text:p text:style-name="P92"><text:s text:c="41"/>1.b.c) Se notifica a los otros jugadores de lo cantado.</text:p>
      <text:p text:style-name="P23">Escenarios excepcionales:</text:p>
      <text:p text:style-name="P97"><text:tab/>1.b.b.a<text:span text:style-name="T134">, 1.b.b.b</text:span>) Si al jugador que se le debería setear los puntos ya ha cantado entonces se setea como </text:p>
      <text:p text:style-name="P97"><text:span text:style-name="T134"><text:s text:c="40"/></text:span>ganador del envido al jugador que mas puntos ha cantado hasta el momento y se termina los </text:p>
      <text:p text:style-name="P97"><text:span text:style-name="T134"><text:s text:c="40"/></text:span>cantos de puntos.</text:p>
      <text:p text:style-name="P96"><text:tab/> <text:s text:c="12"/><text:span text:style-name="T134"><text:s text:c="13"/></text:span>Se le setea el turno para jugar al ultimo jugador que tenia el turno para tirar las cartas.</text:p>
      <text:p text:style-name="P96"/>
      <text:p text:style-name="P23">Caso de uso <text:span text:style-name="T46">23</text:span>: Cantar <text:span text:style-name="T135">t</text:span>ruco</text:p>
      <text:p text:style-name="P23">Actor primario: Usuario</text:p>
      <text:p text:style-name="P23">Precondicion: <text:span text:style-name="T111">Q</text:span>ue <text:span text:style-name="T111">sea tu turno y</text:span> que no se haya cantado ya el truco</text:p>
      <text:p text:style-name="P23">Escenario exitoso principal: 1) Hacer click en el boton <text:span text:style-name="T40">'</text:span>Truco<text:span text:style-name="T40">'</text:span>.</text:p>
      <text:p text:style-name="P23"><text:s text:c="28"/><text:tab/> <text:s text:c="2"/>2) Se notifica al otro <text:span text:style-name="T111">equipo</text:span> que se le ha cantado truco.</text:p>
      <text:p text:style-name="P23">Escenarios excepcionales:</text:p>
      <text:p text:style-name="P23"/>
      <text:p text:style-name="P23">Caso de uso <text:span text:style-name="T46">24</text:span>: Querer el truco</text:p>
      <text:p text:style-name="P23">Actor primario: Usuario</text:p>
      <text:p text:style-name="P23">Precondicion: <text:span text:style-name="T111">Ser el pie del equipo y q</text:span>ue <text:span text:style-name="T111">algun jugador del otro equipo</text:span> haya cantado truco.</text:p>
      <text:p text:style-name="P23">Escenario exitoso principal: <text:span text:style-name="T111">1</text:span>) El jugador clickea 'quiero'.</text:p>
      <text:p text:style-name="P23"><text:s text:c="29"/><text:tab/> <text:s text:c="2"/><text:span text:style-name="T111">2</text:span>) Se le notifica al otro <text:span text:style-name="T111">equipo</text:span> que se quiso el truco.</text:p>
      <text:p text:style-name="P23"><text:span text:style-name="T35">E</text:span>scenario<text:span text:style-name="T35">s</text:span> excepcionales:</text:p>
      <text:p text:style-name="P23"/>
      <text:p text:style-name="P23"><text:soft-page-break/>Caso de uso <text:span text:style-name="T46">25</text:span>: No querer <text:span text:style-name="T136">el </text:span>truco</text:p>
      <text:p text:style-name="P23">Actor primario: Usuario</text:p>
      <text:p text:style-name="P54">Precondicion: <text:span text:style-name="T111">Ser el pie del equipo y q</text:span>ue <text:span text:style-name="T111">algun jugador del otro equipo</text:span> haya cantado truco.</text:p>
      <text:p text:style-name="P23">Escenario exitoso principal: <text:span text:style-name="T111">1</text:span>) El jugador clickea 'no quiero'.</text:p>
      <text:p text:style-name="P23"><text:s text:c="29"/><text:tab/> <text:s text:c="2"/><text:span text:style-name="T111">2</text:span>) Se le notifica al otro <text:span text:style-name="T111">equipo</text:span> que no se quiso el truco.</text:p>
      <text:p text:style-name="P23"><text:s text:c="29"/><text:tab/> <text:s text:c="2"/><text:span text:style-name="T111">3</text:span>) Se <text:span text:style-name="T37">finaliza</text:span> <text:span text:style-name="T53">la </text:span>ronda.</text:p>
      <text:p text:style-name="P23">Escenario<text:span text:style-name="T35">s</text:span> excepcionales:</text:p>
      <text:p text:style-name="P23"/>
      <text:p text:style-name="P66">Caso de uso <text:span text:style-name="T46">26</text:span>: Cantar <text:span text:style-name="T137">r</text:span>etruco</text:p>
      <text:p text:style-name="P66">Actor primario: Usuario</text:p>
      <text:p text:style-name="P66">Precondicion: <text:span text:style-name="T111">Q</text:span>ue sea tu turno <text:span text:style-name="T37">y, o bien ser el pie y que algun jugador del otro equipo te este cantando truco o bien que el otro equipo ya haya cantado truco y se haya querido.</text:span></text:p>
      <text:p text:style-name="P66">Escenario exitoso principal: 1) Hacer click en el boton <text:span text:style-name="T40">'</text:span>Retruco<text:span text:style-name="T40">'</text:span>.</text:p>
      <text:p text:style-name="P66"><text:s text:c="29"/><text:tab/> <text:s text:c="2"/>2) Se notifica al otro <text:span text:style-name="T111">equipo</text:span> que se le ha cantado retruco.</text:p>
      <text:p text:style-name="P66">Escenarios excepcionales:</text:p>
      <text:p text:style-name="P23"/>
      <text:p text:style-name="P24">Caso de uso <text:span text:style-name="T38">27</text:span>: Querer el <text:span text:style-name="T36">retruco</text:span></text:p>
      <text:p text:style-name="P24">Actor primario: Usuario</text:p>
      <text:p text:style-name="P55">Precondicion: <text:span text:style-name="T111">Ser el pie del equipo y q</text:span>ue <text:span text:style-name="T111">algun jugador del otro equipo</text:span> haya cantado <text:span text:style-name="T36">re</text:span>truco.</text:p>
      <text:p text:style-name="P24">Escenario exitoso principal: <text:span text:style-name="T111">1</text:span>) El jugador clickea 'quiero'.</text:p>
      <text:p text:style-name="P55"><text:s text:c="44"/><text:span text:style-name="T111">2</text:span>) Se le notifica al otro <text:span text:style-name="T112">equipo</text:span> que se quiso el <text:span text:style-name="T36">re</text:span>truco.</text:p>
      <text:p text:style-name="P24"><text:span text:style-name="T35">E</text:span>scenario<text:span text:style-name="T35">s</text:span> excepcionales:</text:p>
      <text:p text:style-name="P24"/>
      <text:p text:style-name="P24">Caso de uso <text:span text:style-name="T38">28</text:span>: No querer <text:span text:style-name="T36">el</text:span> <text:span text:style-name="T36">retruco</text:span></text:p>
      <text:p text:style-name="P24">Actor primario: Usuario </text:p>
      <text:p text:style-name="P55">Precondicion: <text:span text:style-name="T111">Ser el pie del equipo y q</text:span>ue <text:span text:style-name="T111">algun jugador del otro equipo</text:span> haya cantado <text:span text:style-name="T37">re</text:span>truco<text:span text:style-name="T137">.</text:span></text:p>
      <text:p text:style-name="P24">Escenario exitoso principal: <text:span text:style-name="T112">1</text:span>) El jugador clickea 'no quiero'.</text:p>
      <text:p text:style-name="P24"><text:s text:c="29"/><text:tab/> <text:s text:c="2"/><text:span text:style-name="T112">2</text:span>) Se le notifica al otro <text:span text:style-name="T113">equipo</text:span> que no se quiso el <text:span text:style-name="T36">re</text:span>truco.</text:p>
      <text:p text:style-name="P24"><text:s text:c="29"/><text:tab/> <text:s text:c="2"/><text:span text:style-name="T112">3</text:span>) Se <text:span text:style-name="T37">finaliza</text:span> <text:span text:style-name="T37">la</text:span> ronda.</text:p>
      <text:p text:style-name="P24">Escenario<text:span text:style-name="T35">s</text:span> excepcionales:</text:p>
      <text:p text:style-name="P24"/>
      <text:p text:style-name="P67">Caso de uso 2<text:span text:style-name="T46">9</text:span>: Cantar <text:span text:style-name="T137">vale cuatro</text:span></text:p>
      <text:p text:style-name="P67">Actor primario: Usuario</text:p>
      <text:p text:style-name="P68">Precondicion: <text:span text:style-name="T113">Q</text:span>ue sea tu turno <text:span text:style-name="T37">y o bien ser el pie y que algun jugador del otro equipo te este cantando retruco o bien que el otro equipo haya cantado el retruco y se haya querido.</text:span></text:p>
      <text:p text:style-name="P67">Escenario exitoso principal: 1) Hacer click en el boton <text:span text:style-name="T40">'Vale cuatro'</text:span>.</text:p>
      <text:p text:style-name="P67"><text:s text:c="30"/><text:tab/> <text:s text:c="2"/>2) Se notifica al otro <text:span text:style-name="T113">equipo</text:span> que se le ha cantado <text:span text:style-name="T38">vale cuatro</text:span>.</text:p>
      <text:p text:style-name="P67">Escenarios excepcionales:</text:p>
      <text:p text:style-name="P103"/>
      <text:p text:style-name="P25">Caso de uso <text:span text:style-name="T46">30</text:span>: Querer el <text:span text:style-name="T38">vale cuatro</text:span></text:p>
      <text:p text:style-name="P25">Actor primario: Usuario</text:p>
      <text:p text:style-name="P56">Precondicion: <text:span text:style-name="T111">Ser el pie del equipo y q</text:span>ue <text:span text:style-name="T111">algun jugador del otro equipo</text:span> haya cantado <text:span text:style-name="T38">vale cuatro.</text:span></text:p>
      <text:p text:style-name="P25">Escenario exitoso principal: <text:span text:style-name="T113">1</text:span>) El jugador <text:span text:style-name="T114">clickea</text:span> 'quiero'.</text:p>
      <text:p text:style-name="P25"><text:s text:c="44"/><text:span text:style-name="T113">2</text:span>) Se le notifica al otro <text:span text:style-name="T113">equipo</text:span> que se quiso el <text:span text:style-name="T38">vale cuatro</text:span>.</text:p>
      <text:p text:style-name="P25"><text:span text:style-name="T35">E</text:span>scenario<text:span text:style-name="T35">s</text:span> excepcionales:</text:p>
      <text:p text:style-name="P25"/>
      <text:p text:style-name="P25">Caso de uso <text:span text:style-name="T46">31</text:span>: No querer <text:span text:style-name="T36">el</text:span> <text:span text:style-name="T38">vale cuatro</text:span></text:p>
      <text:p text:style-name="P25">Actor primario: Usuario</text:p>
      <text:p text:style-name="P56">Precondicion: <text:span text:style-name="T111">Ser el pie del equipo y q</text:span>ue <text:span text:style-name="T111">algun jugador del otro equipo</text:span> haya cantado <text:span text:style-name="T38">vale cuatro.</text:span></text:p>
      <text:p text:style-name="P25">Escenario exitoso principal: <text:span text:style-name="T113">1</text:span>) El jugador clickea 'no quiero'.</text:p>
      <text:p text:style-name="P32"><text:s text:c="29"/><text:tab/> <text:s text:c="2"/><text:span text:style-name="T113">2</text:span>) Se le notifica al otro <text:span text:style-name="T113">equipo</text:span> que no se quiso el <text:span text:style-name="T38">vale cuatro</text:span>.</text:p>
      <text:p text:style-name="P25"><text:s text:c="44"/><text:span text:style-name="T113">3</text:span>) Se <text:span text:style-name="T37">finaliza</text:span> <text:span text:style-name="T37">la</text:span> ronda.</text:p>
      <text:p text:style-name="P34">Escenario<text:span text:style-name="T35">s</text:span> excepcionales:</text:p>
      <text:p text:style-name="P23"/>
      <text:p text:style-name="P23"><text:soft-page-break/>Caso de uso <text:span text:style-name="T51">32</text:span>: Irse al mazo</text:p>
      <text:p text:style-name="P23">Actor primario: Usuario</text:p>
      <text:p text:style-name="P23">Precondicion: <text:span text:style-name="T113">Ser el pie y que sea tu turno para tirar una carta.</text:span></text:p>
      <text:p text:style-name="P23">Escenario exitoso principal: 1) Dar click en el boton <text:span text:style-name="T54">'</text:span>irse al mazo<text:span text:style-name="T54">'</text:span>.</text:p>
      <text:p text:style-name="P23"><text:s text:c="44"/><text:span text:style-name="T54">2) Se establece como ganador de las</text:span><text:span text:style-name="T115"> etapas</text:span><text:span text:style-name="T54"> al otro equipo.</text:span></text:p>
      <text:p text:style-name="P23"><text:tab/><text:tab/><text:tab/> <text:s text:c="2"/><text:span text:style-name="T54">3) Se finaliza la ronda.</text:span></text:p>
      <text:p text:style-name="P23">Escenarios excepcionales:</text:p>
      <text:p text:style-name="P80"/>
      <text:p text:style-name="P23">Caso de uso <text:span text:style-name="T51">33</text:span>: <text:span text:style-name="T49">Repartir</text:span> <text:span text:style-name="T49">puntos</text:span></text:p>
      <text:p text:style-name="P23">Actor primario: Sistema</text:p>
      <text:p text:style-name="P33">Precondicion: <text:span text:style-name="T53">Se finalizo la ronda</text:span></text:p>
      <text:p text:style-name="P23">Escenario Exitoso Principal:</text:p>
      <text:p text:style-name="P74"><text:s text:c="45"/><text:span text:style-name="T116">1</text:span>) Se verifica el envid<text:span text:style-name="T55">o</text:span></text:p>
      <text:p text:style-name="P30"><text:tab/><text:tab/><text:tab/> <text:s text:c="8"/><text:span text:style-name="T116">1.a) Si se canto solo envido</text:span></text:p>
      <text:p text:style-name="P30"><text:tab/><text:tab/><text:tab/> <text:s text:c="13"/><text:span text:style-name="T116">1.a.a) Si se quiso, el ganador suma 2 puntos.</text:span></text:p>
      <text:p text:style-name="P75"><text:tab/><text:tab/><text:tab/><text:tab/><text:span text:style-name="T116">1</text:span>.a.b) Si no se quiso, el <text:span text:style-name="T116">equipo</text:span> que canto gana 1 punto.</text:p>
      <text:p text:style-name="P75"><text:tab/><text:tab/><text:tab/> <text:s text:c="8"/><text:span text:style-name="T116">1</text:span>.b) Si se canto solo real envido</text:p>
      <text:p text:style-name="P30"><text:tab/><text:tab/><text:tab/> <text:s text:c="13"/><text:span text:style-name="T116">1.b.a) Si se quiso, el ganador suma 3 puntos.</text:span></text:p>
      <text:p text:style-name="P75"><text:tab/><text:tab/><text:tab/><text:tab/><text:span text:style-name="T116">1</text:span>.b.b) Si no se quiso, el <text:span text:style-name="T116">equipo</text:span> que canto gana 1 punto.</text:p>
      <text:p text:style-name="P75"><text:tab/><text:tab/><text:tab/> <text:s text:c="8"/><text:span text:style-name="T116">1</text:span>.c) Si se canto solo falta envido</text:p>
      <text:p text:style-name="P38"><text:tab/><text:tab/><text:tab/> <text:s text:c="13"/><text:span text:style-name="T116">1.c.a) Si se quiso, el ganador gana la cantidad mínima de puntos que</text:span></text:p>
      <text:p text:style-name="P78"><text:tab/><text:tab/><text:tab/><text:tab/> <text:s text:c="9"/>hace falta para que alguno de los <text:span text:style-name="T116">equipos</text:span> llegue a 15 o 30 puntos.</text:p>
      <text:p text:style-name="P75"><text:tab/><text:tab/><text:tab/><text:tab/><text:span text:style-name="T116">1</text:span>.c.b) Si no se quiso, el <text:span text:style-name="T116">equipo</text:span> que canto gana 1 punto.</text:p>
      <text:p text:style-name="P75"><text:tab/><text:tab/><text:tab/> <text:s text:c="8"/><text:span text:style-name="T116">1</text:span>.d) Si se canto envido + envido</text:p>
      <text:p text:style-name="P30"><text:tab/><text:tab/><text:tab/> <text:s text:c="13"/><text:span text:style-name="T116">1.d.a) Si se quiso, el ganador suma 4 puntos.</text:span></text:p>
      <text:p text:style-name="P75"><text:tab/><text:tab/><text:tab/><text:tab/><text:span text:style-name="T116">1</text:span>.d.b) Si no se quiso, el <text:span text:style-name="T116">equipo</text:span> que canto el primer envido gana 2 puntos.</text:p>
      <text:p text:style-name="P75"><text:tab/><text:tab/><text:tab/> <text:s text:c="8"/><text:span text:style-name="T116">1</text:span>.e) Si se canto envido + real envido</text:p>
      <text:p text:style-name="P30"><text:tab/><text:tab/><text:tab/> <text:s text:c="13"/><text:span text:style-name="T116">1.e.a) Si se quiso, el ganador suma 5 puntos.</text:span></text:p>
      <text:p text:style-name="P75"><text:tab/><text:tab/><text:tab/><text:tab/><text:span text:style-name="T116">1</text:span>.e.b) Si no se quiso, el <text:span text:style-name="T116">equipo</text:span> que canto el envido gana 2 puntos.</text:p>
      <text:p text:style-name="P75"><text:tab/><text:tab/><text:tab/> <text:s text:c="8"/><text:span text:style-name="T116">1</text:span>.f) Si se canto envido + falta envido</text:p>
      <text:p text:style-name="P79"><text:tab/><text:tab/><text:tab/><text:tab/><text:span text:style-name="T116">1</text:span>.f.a) Si se quiso, el ganador gana la cantidad mínima de puntos que</text:p>
      <text:p text:style-name="P78"><text:tab/><text:tab/><text:tab/><text:tab/> <text:s text:c="9"/>hace falta para que alguno de los <text:span text:style-name="T116">equipos</text:span> llegue a 15 o 30 puntos.</text:p>
      <text:p text:style-name="P31"><text:tab/><text:tab/><text:tab/><text:tab/><text:span text:style-name="T116">1.f.b) Si no se quiso, el jugador que canto envido gana 2 puntos.</text:span></text:p>
      <text:p text:style-name="P76"><text:tab/><text:tab/><text:tab/> <text:s text:c="8"/><text:span text:style-name="T116">1</text:span>.g) Si se canto real envido + falta envido</text:p>
      <text:p text:style-name="P79"><text:tab/><text:tab/><text:tab/><text:tab/><text:span text:style-name="T116">1</text:span>.g.a) Si se quiso, el ganador gana la cantidad mínima de puntos que</text:p>
      <text:p text:style-name="P78"><text:tab/><text:tab/><text:tab/><text:tab/> <text:s text:c="9"/>hace falta para que alguno de los <text:span text:style-name="T116">equipos</text:span> llegue a 15 o 30 puntos.</text:p>
      <text:p text:style-name="P76"><text:tab/><text:tab/><text:tab/><text:tab/><text:span text:style-name="T116">1</text:span>.g.b) Si no se quiso, el <text:span text:style-name="T116">equipo</text:span> que canto real envido gana 3 puntos.</text:p>
      <text:p text:style-name="P76"><text:tab/><text:tab/><text:tab/> <text:s text:c="8"/><text:span text:style-name="T116">1.h) Si se canto envido + envido + real envido</text:span></text:p>
      <text:p text:style-name="P76"><text:tab/><text:tab/><text:tab/> <text:s text:c="12"/><text:span text:style-name="T116">1.h.a) Si se quiso, el ganador gana 7 puntos.</text:span></text:p>
      <text:p text:style-name="P76"><text:tab/><text:tab/><text:tab/> <text:s text:c="12"/><text:span text:style-name="T116">1.h.b) Si no se quiso, el equipo que canto el segundo envido gana 4 puntos.</text:span></text:p>
      <text:p text:style-name="P76"><text:tab/><text:tab/><text:tab/> <text:s text:c="8"/><text:span text:style-name="T116">1</text:span>.<text:span text:style-name="T54">i</text:span>) Si se canto envido + envido + falta envido</text:p>
      <text:p text:style-name="P79"><text:tab/><text:tab/><text:tab/><text:tab/><text:span text:style-name="T116">1</text:span>.c.a) Si se quiso, el ganador gana la cantidad mínima de puntos qu<text:span text:style-name="T137">e</text:span></text:p>
      <text:p text:style-name="P78"><text:tab/><text:tab/><text:tab/><text:tab/> <text:s text:c="9"/>hace falta para que alguno de los <text:span text:style-name="T116">equipos</text:span> llegue a 15 o 30 puntos.</text:p>
      <text:p text:style-name="P76"><text:tab/><text:tab/><text:tab/><text:tab/><text:span text:style-name="T116">1</text:span>.<text:span text:style-name="T54">i</text:span>.b) Si no se quiso, el <text:span text:style-name="T116">equipos</text:span> que canto el segundo envido gana 4 puntos.</text:p>
      <text:p text:style-name="P76"><text:tab/><text:tab/><text:tab/> <text:s text:c="8"/><text:span text:style-name="T116">1</text:span>.<text:span text:style-name="T54">j</text:span>) Si se canto envido + real envido + falta envido</text:p>
      <text:p text:style-name="P79"><text:tab/><text:tab/><text:tab/> <text:s text:c="13"/><text:span text:style-name="T116">1</text:span>.j.a) Si se quiso, el ganador gana la cantidad mínima de puntos que</text:p>
      <text:p text:style-name="P78"><text:tab/><text:tab/><text:tab/><text:tab/> <text:s text:c="10"/>hace falta para que alguno de los <text:span text:style-name="T116">equipos</text:span> llegue a 15 o 30 puntos.</text:p>
      <text:p text:style-name="P76"><text:tab/><text:tab/><text:tab/><text:tab/><text:span text:style-name="T116">1</text:span>.<text:span text:style-name="T54">j.</text:span>b) Si no se quiso, el <text:span text:style-name="T116">equipo</text:span> que canto real envido gana 5 puntos.</text:p>
      <text:p text:style-name="P76"><text:tab/><text:tab/><text:tab/> <text:s text:c="8"/><text:span text:style-name="T116">1</text:span>.<text:span text:style-name="T54">k</text:span>) Si se canto envido + envido + real envido + falta envido</text:p>
      <text:p text:style-name="P79"><text:tab/><text:tab/><text:tab/><text:tab/><text:span text:style-name="T116">1</text:span>.k.a) Si se quiso, el ganador gana la cantidad mínima de puntos que</text:p>
      <text:p text:style-name="P78"><text:tab/><text:tab/><text:tab/><text:tab/> <text:s text:c="9"/>hace falta para que alguno de los <text:span text:style-name="T116">equipos</text:span> llegue a 15 o 30 puntos.</text:p>
      <text:p text:style-name="P76"><text:tab/><text:tab/><text:tab/><text:tab/>1.k.b) Si no se quiso, el equipo que canto real envido gana 7 puntos.</text:p>
      <text:p text:style-name="P64"><text:tab/><text:tab/><text:tab/> <text:s text:c="5"/><text:span text:style-name="T116">2) Se verifica el truco y se le suman puntos al equipo ganador de las etapas</text:span></text:p>
      <text:p text:style-name="P64"><text:span text:style-name="T137"><text:s text:c="50"/></text:span><text:s/><text:span text:style-name="T137">2</text:span>.<text:span text:style-name="T39">a</text:span>) Si no se canto truco,<text:span text:style-name="T50"> </text:span>se le suma 1 punto.</text:p>
      <text:p text:style-name="P32"><text:soft-page-break/><text:s text:c="51"/><text:span text:style-name="T116">2</text:span>.<text:span text:style-name="T39">b</text:span>) Si se canto truco <text:span text:style-name="T50">y no se canto retruco.</text:span></text:p>
      <text:p text:style-name="P32"><text:span text:style-name="T50"><text:tab/><text:tab/> <text:s text:c="27"/>2.b.a) Si se quiso, </text:span>se le suma<text:span text:style-name="T50">n</text:span> <text:span text:style-name="T50">2</text:span> puntos.</text:p>
      <text:p text:style-name="P32"><text:s text:c="56"/><text:span text:style-name="T116">2.b.b) Si no se quiso, se le suma 1 punto.</text:span></text:p>
      <text:p text:style-name="P32"><text:span text:style-name="T50"><text:s text:c="51"/>2</text:span>.<text:span text:style-name="T39">c</text:span>) Si <text:span text:style-name="T39">se</text:span> canto <text:span text:style-name="T50">retruco y no se canto vale cuatro</text:span></text:p>
      <text:p text:style-name="P32"><text:s text:c="55"/><text:span text:style-name="T116">2.c.a) Si se quiso, </text:span>se le suma<text:span text:style-name="T39">n</text:span> <text:span text:style-name="T39">3</text:span> punto<text:span text:style-name="T39">s</text:span>.</text:p>
      <text:p text:style-name="P32"><text:s text:c="55"/><text:span text:style-name="T116">2.c.b) Si no se quiso, se le suman 2 puntos.</text:span></text:p>
      <text:p text:style-name="P32"><text:span text:style-name="T50"><text:s text:c="51"/>2.d</text:span>) Si <text:span text:style-name="T39">se canto vale cuatro</text:span></text:p>
      <text:p text:style-name="P32"><text:s text:c="55"/><text:span text:style-name="T116">2.d.a) Si se quiso, </text:span>se le suma<text:span text:style-name="T39">n</text:span> <text:span text:style-name="T39">4</text:span> punto<text:span text:style-name="T39">s</text:span>.</text:p>
      <text:p text:style-name="P32"><text:s text:c="55"/><text:span text:style-name="T116">2.d.b) Si no se quiso, se le suman 3 puntos.</text:span></text:p>
      <text:p text:style-name="P23">Escenarios excepcional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5in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3335in" fo:margin-bottom="0.1665in" style:contextual-spacing="false" style:line-height-at-least="0.1665in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945in" fo:margin-bottom="0.1945in" style:contextual-spacing="false" style:line-height-at-least="0.1665in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1665in" fo:margin-bottom="0.1665in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1665in" fo:margin-bottom="0.0417in" style:contextual-spacing="false" fo:line-height="0.1528in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1665in" fo:margin-bottom="0.0417in" style:contextual-spacing="false" fo:line-height="0.1528in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 fo:line-height="0.1528in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 fo:line-height="0.1528in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 fo:line-height="0.1528in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1665in" fo:margin-bottom="0.0417in" style:contextual-spacing="false" fo:line-height="0.1528in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3126in"/>
          <style:tab-stop style:position="0.75in"/>
          <style:tab-stop style:position="1.25in"/>
          <style:tab-stop style:position="1.8126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25in" fo:margin-right="0in" fo:margin-top="0.0417in" fo:margin-bottom="0in" style:contextual-spacing="false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language="en" fo:country="US" fo:font-weight="bold" style:language-asian="en" style:country-asian="US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0.4402in" fo:margin-right="0in" fo:margin-top="0.0835in" fo:margin-bottom="0.0835in" style:contextual-spacing="false" fo:text-indent="0in" style:auto-text-indent="false"/>
    </style:style>
    <style:style style:name="level_20_5" style:display-name="level 5" style:family="paragraph" style:parent-style-name="Standard">
      <style:paragraph-properties fo:margin-left="1in" fo:margin-right="0in" fo:text-indent="0in" style:auto-text-indent="false">
        <style:tab-stops>
          <style:tab-stop style:position="1.75in"/>
        </style:tab-stops>
      </style:paragraph-properties>
    </style:style>
    <style:style style:name="TOCEntry" style:family="paragraph" style:parent-style-name="Standard">
      <style:paragraph-properties fo:margin-top="0.0835in" fo:margin-bottom="0.1665in" style:contextual-spacing="false" style:line-height-at-least="0.1665in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fo:language="en" fo:country="US" style:font-size-asian="11pt" style:language-asian="en" style:country-asian="US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0.9374in" fo:margin-right="0in" fo:line-height="0.1528in" fo:text-indent="-0.4972in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1.6307in" fo:margin-right="0in" fo:margin-top="0in" fo:margin-bottom="0in" style:contextual-spacing="false" fo:text-indent="-0.6902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1665in" fo:margin-bottom="0.5in" style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0417in" fo:margin-bottom="0.0417in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0.6665in" fo:margin-bottom="0in" style:contextual-spacing="false" fo:line-height="100%" fo:text-align="end" style:justify-single-word="false" fo:padding-left="0in" fo:padding-right="0in" fo:padding-top="0.0138in" fo:padding-bottom="0in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1665in" fo:margin-bottom="0in" style:contextual-spacing="false" fo:line-height="100%" fo:text-align="end" style:justify-single-word="false" fo:padding-left="0in" fo:padding-right="0in" fo:padding-top="0.0138in" fo:padding-bottom="0in" fo:border-left="none" fo:border-right="none" fo:border-top="4.51pt solid #000000" fo:border-bottom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style style:name="MT1" style:family="text">
      <style:text-properties officeooo:rsid="001fdef3"/>
    </style:style>
    <style:style style:name="MT2" style:family="text">
      <style:text-properties officeooo:rsid="00204e19"/>
    </style:style>
    <style:page-layout style:name="Mpm1">
      <style:page-layout-properties fo:page-width="8.5in" fo:page-height="11in" style:num-format="i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_20_1" style:display-name="Convert 1" style:page-layout-name="Mpm2">
      <style:header>
        <text:p text:style-name="Header">S<text:span text:style-name="MT1">RS</text:span> <text:span text:style-name="MT1">para</text:span> <text:span text:style-name="MT1">Truco</text:span><text:tab/><text:tab/>P<text:span text:style-name="MT1">ágina II</text:span></text:p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2"><text:span text:style-name="MT2">SRS para Truco</text:span><text:tab/><text:tab/>P<text:span text:style-name="MT2">á</text:span>g<text:span text:style-name="MT2">ina</text:span> <text:page-number text:select-page="current">11</text:page-number></text:p>
      </style:header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creation-date>2014-09-23T12:33:20.790910474</meta:creation-date>
    <meta:editing-cycles>219</meta:editing-cycles>
    <meta:editing-duration>PT12H47M53S</meta:editing-duration>
    <meta:generator>LibreOffice/4.2.7.2$Linux_X86_64 LibreOffice_project/420m0$Build-2</meta:generator>
    <dc:date>2014-11-21T21:55:45.929798544</dc:date>
    <meta:document-statistic meta:table-count="1" meta:image-count="0" meta:object-count="0" meta:page-count="13" meta:paragraph-count="445" meta:word-count="4410" meta:character-count="30966" meta:non-whitespace-character-count="21103"/>
  </office:meta>
</office:document-meta>
</file>